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8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27.76mm"/>
    </style:style>
    <style:style style:name="co7" style:family="table-column">
      <style:table-column-properties fo:break-before="auto" style:column-width="37.02mm"/>
    </style:style>
    <style:style style:name="co8" style:family="table-column">
      <style:table-column-properties fo:break-before="auto" style:column-width="29.49mm"/>
    </style:style>
    <style:style style:name="co9" style:family="table-column">
      <style:table-column-properties fo:break-before="auto" style:column-width="33.5mm"/>
    </style:style>
    <style:style style:name="co10" style:family="table-column">
      <style:table-column-properties fo:break-before="auto" style:column-width="34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shapes>
          <draw:frame draw:z-index="0" draw:style-name="gr1" draw:text-style-name="P1" svg:width="159.99mm" svg:height="89.99mm" svg:x="351.02mm" svg:y="278.22mm">
            <loext:p draw:notify-on-update-of-ranges="Arkusz1.D80:Arkusz1.D80 Arkusz1.D81:Arkusz1.D86 Arkusz1.E80:Arkusz1.E80 Arkusz1.E81:Arkusz1.E86 Arkusz1.D80:Arkusz1.D80 Arkusz1.D81:Arkusz1.D86 Arkusz1.F80:Arkusz1.F80 Arkusz1.F81:Arkusz1.F8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90.04mm" svg:x="350.76mm" svg:y="377.71mm">
            <loext:p draw:notify-on-update-of-ranges="Arkusz1.H80:Arkusz1.H80 Arkusz1.H81:Arkusz1.H86 Arkusz1.I80:Arkusz1.I80 Arkusz1.I81:Arkusz1.I86 Arkusz1.H80:Arkusz1.H80 Arkusz1.H81:Arkusz1.H86 Arkusz1.J80:Arkusz1.J80 Arkusz1.J81:Arkusz1.J86 Arkusz1.H80:Arkusz1.H80 Arkusz1.H81:Arkusz1.H86 Arkusz1.K80:Arkusz1.K80 Arkusz1.K81:Arkusz1.K86 Arkusz1.H80:Arkusz1.H80 Arkusz1.H81:Arkusz1.H86 Arkusz1.L80:Arkusz1.L80 Arkusz1.L81:Arkusz1.L8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514.31mm" svg:y="376.3mm">
            <loext:p draw:notify-on-update-of-ranges="Arkusz1.D89:Arkusz1.D89 Arkusz1.D90:Arkusz1.D95 Arkusz1.E89:Arkusz1.E89 Arkusz1.E90:Arkusz1.E95 Arkusz1.D89:Arkusz1.D89 Arkusz1.D90:Arkusz1.D95 Arkusz1.F89:Arkusz1.F89 Arkusz1.F90:Arkusz1.F9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84.72mm" svg:height="105.45mm" svg:x="679.53mm" svg:y="376.37mm">
            <loext:p draw:notify-on-update-of-ranges="Arkusz1.H114:Arkusz1.H114 Arkusz1.H115:Arkusz1.H120 Arkusz1.I114:Arkusz1.I114 Arkusz1.I115:Arkusz1.I120 Arkusz1.H114:Arkusz1.H114 Arkusz1.H115:Arkusz1.H120 Arkusz1.J114:Arkusz1.J114 Arkusz1.J115:Arkusz1.J120 Arkusz1.H114:Arkusz1.H114 Arkusz1.H115:Arkusz1.H120 Arkusz1.K114:Arkusz1.K114 Arkusz1.K115:Arkusz1.K120 Arkusz1.H114:Arkusz1.H114 Arkusz1.H115:Arkusz1.H120 Arkusz1.L114:Arkusz1.L114 Arkusz1.L115:Arkusz1.L12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90.04mm" svg:x="354.61mm" svg:y="474.13mm">
            <loext:p draw:notify-on-update-of-ranges="Arkusz1.D98:Arkusz1.D98 Arkusz1.D99:Arkusz1.D104 Arkusz1.E98:Arkusz1.E98 Arkusz1.E99:Arkusz1.E104 Arkusz1.D98:Arkusz1.D98 Arkusz1.D99:Arkusz1.D104 Arkusz1.F98:Arkusz1.F98 Arkusz1.F99:Arkusz1.F10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525.85mm" svg:y="476.37mm">
            <loext:p draw:notify-on-update-of-ranges="Arkusz1.D107:Arkusz1.D107 Arkusz1.D108:Arkusz1.D113 Arkusz1.E107:Arkusz1.E107 Arkusz1.E108:Arkusz1.E113 Arkusz1.D107:Arkusz1.D107 Arkusz1.D108:Arkusz1.D113 Arkusz1.F107:Arkusz1.F107 Arkusz1.F108:Arkusz1.F11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9mm" svg:height="90.05mm" svg:x="182.8mm" svg:y="559.92mm">
            <loext:p draw:notify-on-update-of-ranges="Arkusz1.H89:Arkusz1.H89 Arkusz1.H90:Arkusz1.H95 Arkusz1.I89:Arkusz1.I89 Arkusz1.I90:Arkusz1.I95 Arkusz1.H89:Arkusz1.H89 Arkusz1.H90:Arkusz1.H95 Arkusz1.J89:Arkusz1.J89 Arkusz1.J90:Arkusz1.J95 Arkusz1.H89:Arkusz1.H89 Arkusz1.H90:Arkusz1.H95 Arkusz1.K89:Arkusz1.K89 Arkusz1.K90:Arkusz1.K9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2" table:number-columns-repeated="7" table:default-cell-style-name="Default"/>
        <table:table-row table:style-name="ro1">
          <table:table-cell table:number-columns-repeated="3"/>
          <table:table-cell table:style-name="Default" office:value-type="string" calcext:value-type="string">
            <text:p>push_back;</text:p>
          </table:table-cell>
          <table:table-cell table:style-name="Default" office:value-type="string" calcext:value-type="string">
            <text:p>remove_back;</text:p>
          </table:table-cell>
          <table:table-cell table:style-name="Default" office:value-type="string" calcext:value-type="string">
            <text:p>push_front;</text:p>
          </table:table-cell>
          <table:table-cell office:value-type="string" calcext:value-type="string">
            <text:p>remove_front;</text:p>
          </table:table-cell>
          <table:table-cell office:value-type="string" calcext:value-type="string">
            <text:p>push_random;</text:p>
          </table:table-cell>
          <table:table-cell office:value-type="string" calcext:value-type="string">
            <text:p>remove_random;</text:p>
          </table:table-cell>
          <table:table-cell table:style-name="Default" office:value-type="string" calcext:value-type="string">
            <text:p>contains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  <table:table-cell table:style-name="Default"/>
          <table:table-cell table:style-name="Default" office:value-type="string" calcext:value-type="string">
            <text:p>`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8" table:number-rows-spanned="1">
            <text:p>Tablica dynamiczna</text:p>
          </table:table-cell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mikrosekunda</text:p>
          </table:table-cell>
          <table:table-cell office:value-type="float" office:value="1000000" calcext:value-type="float">
            <text:p>1000000</text:p>
          </table:table-cell>
          <table:table-cell/>
          <table:table-cell table:style-name="ce3" office:value-type="string" calcext:value-type="string" table:number-columns-spanned="8" table:number-rows-spanned="1">
            <text:p>Sumaryczne czasy operacji dla całych struktur</text:p>
          </table:table-cell>
          <table:covered-table-cell table:number-columns-repeated="2"/>
          <table:covered-table-cell table:number-columns-repeated="3" table:style-name="ce1"/>
          <table:covered-table-cell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4" office:value-type="string" calcext:value-type="string">
            <text:p>ilość danych</text:p>
          </table:table-cell>
          <table:table-cell table:style-name="ce6" office:value-type="string" calcext:value-type="string">
            <text:p>Dodaj [micro s]</text:p>
          </table:table-cell>
          <table:table-cell table:style-name="ce6" office:value-type="string" calcext:value-type="string">
            <text:p>Usuń [micro s]</text:p>
          </table:table-cell>
          <table:table-cell table:style-name="ce6" office:value-type="string" calcext:value-type="string">
            <text:p>Dodaj [micro s]</text:p>
          </table:table-cell>
          <table:table-cell table:style-name="ce6" office:value-type="string" calcext:value-type="string">
            <text:p>Usuń [micro s]</text:p>
          </table:table-cell>
          <table:table-cell table:style-name="ce6" office:value-type="string" calcext:value-type="string">
            <text:p>Dodaj [micro s]</text:p>
          </table:table-cell>
          <table:table-cell table:style-name="ce6" office:value-type="string" calcext:value-type="string">
            <text:p>Usuń [micro s]</text:p>
          </table:table-cell>
          <table:table-cell table:style-name="ce6" office:value-type="string" calcext:value-type="string">
            <text:p>Wyszukaj [micro s]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4"/>
          <table:table-cell table:number-columns-repeated="2" table:style-name="ce7" office:value-type="string" calcext:value-type="string">
            <text:p>(koniec)</text:p>
          </table:table-cell>
          <table:table-cell table:number-columns-repeated="2" table:style-name="ce7" office:value-type="string" calcext:value-type="string">
            <text:p>(początek)</text:p>
          </table:table-cell>
          <table:table-cell table:number-columns-repeated="2" table:style-name="ce7" office:value-type="string" calcext:value-type="string">
            <text:p>(wybrane miejsce)</text:p>
          </table:table-cell>
          <table:table-cell table:style-name="ce7"/>
          <table:table-cell table:number-columns-repeated="8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formula="of:=[.$B$5]*[.M8]" office:value-type="float" office:value="931" calcext:value-type="float">
            <text:p>931</text:p>
          </table:table-cell>
          <table:table-cell table:formula="of:=[.$B$5]*[.N8]" office:value-type="float" office:value="880" calcext:value-type="float">
            <text:p>880</text:p>
          </table:table-cell>
          <table:table-cell table:style-name="ce1" table:formula="of:=[.$B$5]*[.O8]" office:value-type="float" office:value="890" calcext:value-type="float">
            <text:p>890</text:p>
          </table:table-cell>
          <table:table-cell table:style-name="ce1" table:formula="of:=[.$B$5]*[.P8]" office:value-type="float" office:value="953" calcext:value-type="float">
            <text:p>953</text:p>
          </table:table-cell>
          <table:table-cell table:style-name="ce1" table:formula="of:=[.$B$5]*[.Q8]" office:value-type="float" office:value="991" calcext:value-type="float">
            <text:p>991</text:p>
          </table:table-cell>
          <table:table-cell table:formula="of:=[.$B$5]*[.R8]" office:value-type="float" office:value="967" calcext:value-type="float">
            <text:p>967</text:p>
          </table:table-cell>
          <table:table-cell table:formula="of:=[.$B$5]*[.S8]" office:value-type="float" office:value="15" calcext:value-type="float">
            <text:p>15</text:p>
          </table:table-cell>
          <table:table-cell/>
          <table:table-cell table:style-name="ce1" office:value-type="float" office:value="0.000931" calcext:value-type="float">
            <text:p>0,000931</text:p>
          </table:table-cell>
          <table:table-cell table:style-name="ce1" office:value-type="float" office:value="0.00088" calcext:value-type="float">
            <text:p>0,00088</text:p>
          </table:table-cell>
          <table:table-cell table:style-name="ce1" office:value-type="float" office:value="0.00089" calcext:value-type="float">
            <text:p>0,00089</text:p>
          </table:table-cell>
          <table:table-cell table:style-name="ce1" office:value-type="float" office:value="0.000953" calcext:value-type="float">
            <text:p>0,000953</text:p>
          </table:table-cell>
          <table:table-cell table:style-name="ce1" office:value-type="float" office:value="0.000991" calcext:value-type="float">
            <text:p>0,000991</text:p>
          </table:table-cell>
          <table:table-cell table:style-name="ce1" office:value-type="float" office:value="0.000967" calcext:value-type="float">
            <text:p>0,000967</text:p>
          </table:table-cell>
          <table:table-cell table:style-name="ce1" office:value-type="float" office:value="0.000015" calcext:value-type="float">
            <text:p>0,000015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table:formula="of:=[.$B$5]*[.M9]" office:value-type="float" office:value="1638" calcext:value-type="float">
            <text:p>1638</text:p>
          </table:table-cell>
          <table:table-cell table:formula="of:=[.$B$5]*[.N9]" office:value-type="float" office:value="1614" calcext:value-type="float">
            <text:p>1614</text:p>
          </table:table-cell>
          <table:table-cell table:style-name="ce1" table:formula="of:=[.$B$5]*[.O9]" office:value-type="float" office:value="1626" calcext:value-type="float">
            <text:p>1626</text:p>
          </table:table-cell>
          <table:table-cell table:style-name="ce1" table:formula="of:=[.$B$5]*[.P9]" office:value-type="float" office:value="1630" calcext:value-type="float">
            <text:p>1630</text:p>
          </table:table-cell>
          <table:table-cell table:style-name="ce1" table:formula="of:=[.$B$5]*[.Q9]" office:value-type="float" office:value="1747" calcext:value-type="float">
            <text:p>1747</text:p>
          </table:table-cell>
          <table:table-cell table:formula="of:=[.$B$5]*[.R9]" office:value-type="float" office:value="1646" calcext:value-type="float">
            <text:p>1646</text:p>
          </table:table-cell>
          <table:table-cell table:formula="of:=[.$B$5]*[.S9]" office:value-type="float" office:value="16" calcext:value-type="float">
            <text:p>16</text:p>
          </table:table-cell>
          <table:table-cell/>
          <table:table-cell table:style-name="ce1" office:value-type="float" office:value="0.001638" calcext:value-type="float">
            <text:p>0,001638</text:p>
          </table:table-cell>
          <table:table-cell table:style-name="ce1" office:value-type="float" office:value="0.001614" calcext:value-type="float">
            <text:p>0,001614</text:p>
          </table:table-cell>
          <table:table-cell table:style-name="ce1" office:value-type="float" office:value="0.001626" calcext:value-type="float">
            <text:p>0,001626</text:p>
          </table:table-cell>
          <table:table-cell table:style-name="ce1" office:value-type="float" office:value="0.00163" calcext:value-type="float">
            <text:p>0,00163</text:p>
          </table:table-cell>
          <table:table-cell table:style-name="ce1" office:value-type="float" office:value="0.001747" calcext:value-type="float">
            <text:p>0,001747</text:p>
          </table:table-cell>
          <table:table-cell table:style-name="ce1" office:value-type="float" office:value="0.001646" calcext:value-type="float">
            <text:p>0,001646</text:p>
          </table:table-cell>
          <table:table-cell table:style-name="ce1" office:value-type="float" office:value="0.000016" calcext:value-type="float">
            <text:p>0,000016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table:formula="of:=[.$B$5]*[.M10]" office:value-type="float" office:value="6184" calcext:value-type="float">
            <text:p>6184</text:p>
          </table:table-cell>
          <table:table-cell table:formula="of:=[.$B$5]*[.N10]" office:value-type="float" office:value="6304" calcext:value-type="float">
            <text:p>6304</text:p>
          </table:table-cell>
          <table:table-cell table:style-name="ce1" table:formula="of:=[.$B$5]*[.O10]" office:value-type="float" office:value="6367" calcext:value-type="float">
            <text:p>6367</text:p>
          </table:table-cell>
          <table:table-cell table:style-name="ce1" table:formula="of:=[.$B$5]*[.P10]" office:value-type="float" office:value="6352" calcext:value-type="float">
            <text:p>6352</text:p>
          </table:table-cell>
          <table:table-cell table:style-name="ce1" table:formula="of:=[.$B$5]*[.Q10]" office:value-type="float" office:value="7024" calcext:value-type="float">
            <text:p>7024</text:p>
          </table:table-cell>
          <table:table-cell table:formula="of:=[.$B$5]*[.R10]" office:value-type="float" office:value="6462" calcext:value-type="float">
            <text:p>6462</text:p>
          </table:table-cell>
          <table:table-cell table:formula="of:=[.$B$5]*[.S10]" office:value-type="float" office:value="26" calcext:value-type="float">
            <text:p>26</text:p>
          </table:table-cell>
          <table:table-cell/>
          <table:table-cell table:style-name="ce1" office:value-type="float" office:value="0.006184" calcext:value-type="float">
            <text:p>0,006184</text:p>
          </table:table-cell>
          <table:table-cell table:style-name="ce1" office:value-type="float" office:value="0.006304" calcext:value-type="float">
            <text:p>0,006304</text:p>
          </table:table-cell>
          <table:table-cell table:style-name="ce1" office:value-type="float" office:value="0.006367" calcext:value-type="float">
            <text:p>0,006367</text:p>
          </table:table-cell>
          <table:table-cell table:style-name="ce1" office:value-type="float" office:value="0.006352" calcext:value-type="float">
            <text:p>0,006352</text:p>
          </table:table-cell>
          <table:table-cell table:style-name="ce1" office:value-type="float" office:value="0.007024" calcext:value-type="float">
            <text:p>0,007024</text:p>
          </table:table-cell>
          <table:table-cell table:style-name="ce1" office:value-type="float" office:value="0.006462" calcext:value-type="float">
            <text:p>0,006462</text:p>
          </table:table-cell>
          <table:table-cell table:style-name="ce1" office:value-type="float" office:value="0.000026" calcext:value-type="float">
            <text:p>0,000026</text:p>
          </table:table-cell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table:formula="of:=[.$B$5]*[.M11]" office:value-type="float" office:value="23102" calcext:value-type="float">
            <text:p>23102</text:p>
          </table:table-cell>
          <table:table-cell table:formula="of:=[.$B$5]*[.N11]" office:value-type="float" office:value="23859" calcext:value-type="float">
            <text:p>23859</text:p>
          </table:table-cell>
          <table:table-cell table:style-name="ce1" table:formula="of:=[.$B$5]*[.O11]" office:value-type="float" office:value="23415" calcext:value-type="float">
            <text:p>23415</text:p>
          </table:table-cell>
          <table:table-cell table:style-name="ce1" table:formula="of:=[.$B$5]*[.P11]" office:value-type="float" office:value="23202" calcext:value-type="float">
            <text:p>23202</text:p>
          </table:table-cell>
          <table:table-cell table:style-name="ce1" table:formula="of:=[.$B$5]*[.Q11]" office:value-type="float" office:value="25428" calcext:value-type="float">
            <text:p>25428</text:p>
          </table:table-cell>
          <table:table-cell table:formula="of:=[.$B$5]*[.R11]" office:value-type="float" office:value="23077" calcext:value-type="float">
            <text:p>23077</text:p>
          </table:table-cell>
          <table:table-cell table:formula="of:=[.$B$5]*[.S11]" office:value-type="float" office:value="48" calcext:value-type="float">
            <text:p>48</text:p>
          </table:table-cell>
          <table:table-cell/>
          <table:table-cell table:style-name="ce1" office:value-type="float" office:value="0.023102" calcext:value-type="float">
            <text:p>0,023102</text:p>
          </table:table-cell>
          <table:table-cell table:style-name="ce1" office:value-type="float" office:value="0.023859" calcext:value-type="float">
            <text:p>0,023859</text:p>
          </table:table-cell>
          <table:table-cell table:style-name="ce1" office:value-type="float" office:value="0.023415" calcext:value-type="float">
            <text:p>0,023415</text:p>
          </table:table-cell>
          <table:table-cell table:style-name="ce1" office:value-type="float" office:value="0.023202" calcext:value-type="float">
            <text:p>0,023202</text:p>
          </table:table-cell>
          <table:table-cell table:style-name="ce1" office:value-type="float" office:value="0.025428" calcext:value-type="float">
            <text:p>0,025428</text:p>
          </table:table-cell>
          <table:table-cell table:style-name="ce1" office:value-type="float" office:value="0.023077" calcext:value-type="float">
            <text:p>0,023077</text:p>
          </table:table-cell>
          <table:table-cell table:style-name="ce1" office:value-type="float" office:value="0.000048" calcext:value-type="float">
            <text:p>0,000048</text:p>
          </table:table-cell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table:formula="of:=[.$B$5]*[.M12]" office:value-type="float" office:value="88603" calcext:value-type="float">
            <text:p>88603</text:p>
          </table:table-cell>
          <table:table-cell table:formula="of:=[.$B$5]*[.N12]" office:value-type="float" office:value="89787" calcext:value-type="float">
            <text:p>89787</text:p>
          </table:table-cell>
          <table:table-cell table:style-name="ce1" table:formula="of:=[.$B$5]*[.O12]" office:value-type="float" office:value="88856" calcext:value-type="float">
            <text:p>88856</text:p>
          </table:table-cell>
          <table:table-cell table:style-name="ce1" table:formula="of:=[.$B$5]*[.P12]" office:value-type="float" office:value="88865" calcext:value-type="float">
            <text:p>88865</text:p>
          </table:table-cell>
          <table:table-cell table:style-name="ce1" table:formula="of:=[.$B$5]*[.Q12]" office:value-type="float" office:value="97441" calcext:value-type="float">
            <text:p>97441</text:p>
          </table:table-cell>
          <table:table-cell table:formula="of:=[.$B$5]*[.R12]" office:value-type="float" office:value="88876" calcext:value-type="float">
            <text:p>88876</text:p>
          </table:table-cell>
          <table:table-cell table:formula="of:=[.$B$5]*[.S12]" office:value-type="float" office:value="93" calcext:value-type="float">
            <text:p>93</text:p>
          </table:table-cell>
          <table:table-cell/>
          <table:table-cell table:style-name="ce1" office:value-type="float" office:value="0.088603" calcext:value-type="float">
            <text:p>0,088603</text:p>
          </table:table-cell>
          <table:table-cell table:style-name="ce1" office:value-type="float" office:value="0.089787" calcext:value-type="float">
            <text:p>0,089787</text:p>
          </table:table-cell>
          <table:table-cell table:style-name="ce1" office:value-type="float" office:value="0.088856" calcext:value-type="float">
            <text:p>0,088856</text:p>
          </table:table-cell>
          <table:table-cell table:style-name="ce1" office:value-type="float" office:value="0.088865" calcext:value-type="float">
            <text:p>0,088865</text:p>
          </table:table-cell>
          <table:table-cell table:style-name="ce1" office:value-type="float" office:value="0.097441" calcext:value-type="float">
            <text:p>0,097441</text:p>
          </table:table-cell>
          <table:table-cell table:style-name="ce1" office:value-type="float" office:value="0.088876" calcext:value-type="float">
            <text:p>0,088876</text:p>
          </table:table-cell>
          <table:table-cell table:style-name="ce1" office:value-type="float" office:value="0.000093" calcext:value-type="float">
            <text:p>0,000093</text:p>
          </table:table-cell>
        </table:table-row>
        <table:table-row table:style-name="ro1">
          <table:table-cell table:number-columns-repeated="3"/>
          <table:table-cell office:value-type="float" office:value="5000" calcext:value-type="float">
            <text:p>5000</text:p>
          </table:table-cell>
          <table:table-cell table:formula="of:=[.$B$5]*[.M13]" office:value-type="float" office:value="552975" calcext:value-type="float">
            <text:p>552975</text:p>
          </table:table-cell>
          <table:table-cell table:formula="of:=[.$B$5]*[.N13]" office:value-type="float" office:value="559642" calcext:value-type="float">
            <text:p>559642</text:p>
          </table:table-cell>
          <table:table-cell table:style-name="ce1" table:formula="of:=[.$B$5]*[.O13]" office:value-type="float" office:value="553718" calcext:value-type="float">
            <text:p>553718</text:p>
          </table:table-cell>
          <table:table-cell table:style-name="ce1" table:formula="of:=[.$B$5]*[.P13]" office:value-type="float" office:value="549692" calcext:value-type="float">
            <text:p>549692</text:p>
          </table:table-cell>
          <table:table-cell table:style-name="ce1" table:formula="of:=[.$B$5]*[.Q13]" office:value-type="float" office:value="597396" calcext:value-type="float">
            <text:p>597396</text:p>
          </table:table-cell>
          <table:table-cell table:formula="of:=[.$B$5]*[.R13]" office:value-type="float" office:value="553414" calcext:value-type="float">
            <text:p>553414</text:p>
          </table:table-cell>
          <table:table-cell table:formula="of:=[.$B$5]*[.S13]" office:value-type="float" office:value="237" calcext:value-type="float">
            <text:p>237</text:p>
          </table:table-cell>
          <table:table-cell/>
          <table:table-cell table:style-name="ce1" office:value-type="float" office:value="0.552975" calcext:value-type="float">
            <text:p>0,552975</text:p>
          </table:table-cell>
          <table:table-cell table:style-name="ce1" office:value-type="float" office:value="0.559642" calcext:value-type="float">
            <text:p>0,559642</text:p>
          </table:table-cell>
          <table:table-cell table:style-name="ce1" office:value-type="float" office:value="0.553718" calcext:value-type="float">
            <text:p>0,553718</text:p>
          </table:table-cell>
          <table:table-cell table:style-name="ce1" office:value-type="float" office:value="0.549692" calcext:value-type="float">
            <text:p>0,549692</text:p>
          </table:table-cell>
          <table:table-cell table:style-name="ce1" office:value-type="float" office:value="0.597396" calcext:value-type="float">
            <text:p>0,597396</text:p>
          </table:table-cell>
          <table:table-cell table:style-name="ce1" office:value-type="float" office:value="0.553414" calcext:value-type="float">
            <text:p>0,553414</text:p>
          </table:table-cell>
          <table:table-cell table:style-name="ce1" office:value-type="float" office:value="0.000237" calcext:value-type="float">
            <text:p>0,000237</text:p>
          </table:table-cell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8" table:number-rows-spanned="1">
            <text:p>Średni czas realizacji pojedynczej funkcji dla przebiegów w różnych populacjach</text:p>
          </table:table-cell>
          <table:covered-table-cell table:number-columns-repeated="2"/>
          <table:covered-table-cell table:number-columns-repeated="3" table:style-name="ce1"/>
          <table:covered-table-cell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4" office:value-type="string" calcext:value-type="string">
            <text:p>ilość danych</text:p>
          </table:table-cell>
          <table:table-cell table:style-name="ce6" office:value-type="string" calcext:value-type="string">
            <text:p>Dodaj [micro s]</text:p>
          </table:table-cell>
          <table:table-cell table:style-name="ce6" office:value-type="string" calcext:value-type="string">
            <text:p>Usuń [micro s]</text:p>
          </table:table-cell>
          <table:table-cell table:style-name="ce6" office:value-type="string" calcext:value-type="string">
            <text:p>Dodaj [micro s]</text:p>
          </table:table-cell>
          <table:table-cell table:style-name="ce6" office:value-type="string" calcext:value-type="string">
            <text:p>Usuń [micro s]</text:p>
          </table:table-cell>
          <table:table-cell table:style-name="ce6" office:value-type="string" calcext:value-type="string">
            <text:p>Dodaj [micro s]</text:p>
          </table:table-cell>
          <table:table-cell table:style-name="ce6" office:value-type="string" calcext:value-type="string">
            <text:p>Usuń [micro s]</text:p>
          </table:table-cell>
          <table:table-cell table:style-name="ce6" office:value-type="string" calcext:value-type="string">
            <text:p>Wyszukaj [micro s]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4"/>
          <table:table-cell table:number-columns-repeated="2" table:style-name="ce7" office:value-type="string" calcext:value-type="string">
            <text:p>(koniec)</text:p>
          </table:table-cell>
          <table:table-cell table:number-columns-repeated="2" table:style-name="ce7" office:value-type="string" calcext:value-type="string">
            <text:p>(początek)</text:p>
          </table:table-cell>
          <table:table-cell table:number-columns-repeated="2" table:style-name="ce7" office:value-type="string" calcext:value-type="string">
            <text:p>(wybrane miejsce)</text:p>
          </table:table-cell>
          <table:table-cell table:style-name="ce7"/>
          <table:table-cell table:number-columns-repeated="8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formula="of:=[.E8]/[.$D8]" office:value-type="float" office:value="9.31" calcext:value-type="float">
            <text:p>9,31</text:p>
          </table:table-cell>
          <table:table-cell table:formula="of:=[.F8]/[.$D8]" office:value-type="float" office:value="8.8" calcext:value-type="float">
            <text:p>8,8</text:p>
          </table:table-cell>
          <table:table-cell table:style-name="ce1" table:formula="of:=[.G8]/[.$D8]" office:value-type="float" office:value="8.9" calcext:value-type="float">
            <text:p>8,9</text:p>
          </table:table-cell>
          <table:table-cell table:style-name="ce1" table:formula="of:=[.H8]/[.$D8]" office:value-type="float" office:value="9.53" calcext:value-type="float">
            <text:p>9,53</text:p>
          </table:table-cell>
          <table:table-cell table:style-name="ce1" table:formula="of:=[.I8]/[.$D8]" office:value-type="float" office:value="9.91" calcext:value-type="float">
            <text:p>9,91</text:p>
          </table:table-cell>
          <table:table-cell table:formula="of:=[.J8]/[.$D8]" office:value-type="float" office:value="9.67" calcext:value-type="float">
            <text:p>9,67</text:p>
          </table:table-cell>
          <table:table-cell table:formula="of:=[.K8]/[.$D8]" office:value-type="float" office:value="0.15" calcext:value-type="float">
            <text:p>0,1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table:formula="of:=[.E9]/[.$D9]" office:value-type="float" office:value="8.19" calcext:value-type="float">
            <text:p>8,19</text:p>
          </table:table-cell>
          <table:table-cell table:formula="of:=[.F9]/[.$D9]" office:value-type="float" office:value="8.07" calcext:value-type="float">
            <text:p>8,07</text:p>
          </table:table-cell>
          <table:table-cell table:style-name="ce1" table:formula="of:=[.G9]/[.$D9]" office:value-type="float" office:value="8.13" calcext:value-type="float">
            <text:p>8,13</text:p>
          </table:table-cell>
          <table:table-cell table:style-name="ce1" table:formula="of:=[.H9]/[.$D9]" office:value-type="float" office:value="8.15" calcext:value-type="float">
            <text:p>8,15</text:p>
          </table:table-cell>
          <table:table-cell table:style-name="ce1" table:formula="of:=[.I9]/[.$D9]" office:value-type="float" office:value="8.735" calcext:value-type="float">
            <text:p>8,735</text:p>
          </table:table-cell>
          <table:table-cell table:formula="of:=[.J9]/[.$D9]" office:value-type="float" office:value="8.23" calcext:value-type="float">
            <text:p>8,23</text:p>
          </table:table-cell>
          <table:table-cell table:formula="of:=[.K9]/[.$D9]" office:value-type="float" office:value="0.08" calcext:value-type="float">
            <text:p>0,0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table:formula="of:=[.E10]/[.$D10]" office:value-type="float" office:value="12.368" calcext:value-type="float">
            <text:p>12,368</text:p>
          </table:table-cell>
          <table:table-cell table:formula="of:=[.F10]/[.$D10]" office:value-type="float" office:value="12.608" calcext:value-type="float">
            <text:p>12,608</text:p>
          </table:table-cell>
          <table:table-cell table:style-name="ce1" table:formula="of:=[.G10]/[.$D10]" office:value-type="float" office:value="12.734" calcext:value-type="float">
            <text:p>12,734</text:p>
          </table:table-cell>
          <table:table-cell table:style-name="ce1" table:formula="of:=[.H10]/[.$D10]" office:value-type="float" office:value="12.704" calcext:value-type="float">
            <text:p>12,704</text:p>
          </table:table-cell>
          <table:table-cell table:style-name="ce1" table:formula="of:=[.I10]/[.$D10]" office:value-type="float" office:value="14.048" calcext:value-type="float">
            <text:p>14,048</text:p>
          </table:table-cell>
          <table:table-cell table:formula="of:=[.J10]/[.$D10]" office:value-type="float" office:value="12.924" calcext:value-type="float">
            <text:p>12,924</text:p>
          </table:table-cell>
          <table:table-cell table:formula="of:=[.K10]/[.$D10]" office:value-type="float" office:value="0.052" calcext:value-type="float">
            <text:p>0,05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table:formula="of:=[.E11]/[.$D11]" office:value-type="float" office:value="23.102" calcext:value-type="float">
            <text:p>23,102</text:p>
          </table:table-cell>
          <table:table-cell table:formula="of:=[.F11]/[.$D11]" office:value-type="float" office:value="23.859" calcext:value-type="float">
            <text:p>23,859</text:p>
          </table:table-cell>
          <table:table-cell table:style-name="ce1" table:formula="of:=[.G11]/[.$D11]" office:value-type="float" office:value="23.415" calcext:value-type="float">
            <text:p>23,415</text:p>
          </table:table-cell>
          <table:table-cell table:style-name="ce1" table:formula="of:=[.H11]/[.$D11]" office:value-type="float" office:value="23.202" calcext:value-type="float">
            <text:p>23,202</text:p>
          </table:table-cell>
          <table:table-cell table:style-name="ce1" table:formula="of:=[.I11]/[.$D11]" office:value-type="float" office:value="25.428" calcext:value-type="float">
            <text:p>25,428</text:p>
          </table:table-cell>
          <table:table-cell table:formula="of:=[.J11]/[.$D11]" office:value-type="float" office:value="23.077" calcext:value-type="float">
            <text:p>23,077</text:p>
          </table:table-cell>
          <table:table-cell table:formula="of:=[.K11]/[.$D11]" office:value-type="float" office:value="0.048" calcext:value-type="float">
            <text:p>0,04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table:formula="of:=[.E12]/[.$D12]" office:value-type="float" office:value="44.3015" calcext:value-type="float">
            <text:p>44,3015</text:p>
          </table:table-cell>
          <table:table-cell table:formula="of:=[.F12]/[.$D12]" office:value-type="float" office:value="44.8935" calcext:value-type="float">
            <text:p>44,8935</text:p>
          </table:table-cell>
          <table:table-cell table:style-name="ce1" table:formula="of:=[.G12]/[.$D12]" office:value-type="float" office:value="44.428" calcext:value-type="float">
            <text:p>44,428</text:p>
          </table:table-cell>
          <table:table-cell table:style-name="ce1" table:formula="of:=[.H12]/[.$D12]" office:value-type="float" office:value="44.4325" calcext:value-type="float">
            <text:p>44,4325</text:p>
          </table:table-cell>
          <table:table-cell table:style-name="ce1" table:formula="of:=[.I12]/[.$D12]" office:value-type="float" office:value="48.7205" calcext:value-type="float">
            <text:p>48,7205</text:p>
          </table:table-cell>
          <table:table-cell table:formula="of:=[.J12]/[.$D12]" office:value-type="float" office:value="44.438" calcext:value-type="float">
            <text:p>44,438</text:p>
          </table:table-cell>
          <table:table-cell table:formula="of:=[.K12]/[.$D12]" office:value-type="float" office:value="0.0465" calcext:value-type="float">
            <text:p>0,046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000" calcext:value-type="float">
            <text:p>5000</text:p>
          </table:table-cell>
          <table:table-cell table:formula="of:=[.E13]/[.$D13]" office:value-type="float" office:value="110.595" calcext:value-type="float">
            <text:p>110,595</text:p>
          </table:table-cell>
          <table:table-cell table:formula="of:=[.F13]/[.$D13]" office:value-type="float" office:value="111.9284" calcext:value-type="float">
            <text:p>111,9284</text:p>
          </table:table-cell>
          <table:table-cell table:style-name="ce1" table:formula="of:=[.G13]/[.$D13]" office:value-type="float" office:value="110.7436" calcext:value-type="float">
            <text:p>110,7436</text:p>
          </table:table-cell>
          <table:table-cell table:style-name="ce1" table:formula="of:=[.H13]/[.$D13]" office:value-type="float" office:value="109.9384" calcext:value-type="float">
            <text:p>109,9384</text:p>
          </table:table-cell>
          <table:table-cell table:style-name="ce1" table:formula="of:=[.I13]/[.$D13]" office:value-type="float" office:value="119.4792" calcext:value-type="float">
            <text:p>119,4792</text:p>
          </table:table-cell>
          <table:table-cell table:formula="of:=[.J13]/[.$D13]" office:value-type="float" office:value="110.6828" calcext:value-type="float">
            <text:p>110,6828</text:p>
          </table:table-cell>
          <table:table-cell table:formula="of:=[.K13]/[.$D13]" office:value-type="float" office:value="0.0474" calcext:value-type="float">
            <text:p>0,0474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8" table:number-rows-spanned="1">
            <text:p>Lista jednokierunkowa</text:p>
          </table:table-cell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8" table:number-rows-spanned="1">
            <text:p>Sumaryczne czasy operacji dla całych struktur</text:p>
          </table:table-cell>
          <table:covered-table-cell table:number-columns-repeated="2"/>
          <table:covered-table-cell table:number-columns-repeated="3" table:style-name="ce1"/>
          <table:covered-table-cell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4" office:value-type="string" calcext:value-type="string">
            <text:p>ilość danych</text:p>
          </table:table-cell>
          <table:table-cell table:style-name="ce6" office:value-type="string" calcext:value-type="string">
            <text:p>Dodaj [micro s]</text:p>
          </table:table-cell>
          <table:table-cell table:style-name="ce6" office:value-type="string" calcext:value-type="string">
            <text:p>Usuń [micro s]</text:p>
          </table:table-cell>
          <table:table-cell table:style-name="ce6" office:value-type="string" calcext:value-type="string">
            <text:p>Dodaj [micro s]</text:p>
          </table:table-cell>
          <table:table-cell table:style-name="ce6" office:value-type="string" calcext:value-type="string">
            <text:p>Usuń [micro s]</text:p>
          </table:table-cell>
          <table:table-cell table:style-name="ce6" office:value-type="string" calcext:value-type="string">
            <text:p>Dodaj [micro s]</text:p>
          </table:table-cell>
          <table:table-cell table:style-name="ce6" office:value-type="string" calcext:value-type="string">
            <text:p>Usuń [micro s]</text:p>
          </table:table-cell>
          <table:table-cell table:style-name="ce6" office:value-type="string" calcext:value-type="string">
            <text:p>Wyszukaj [micro s]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4"/>
          <table:table-cell table:number-columns-repeated="2" table:style-name="ce7" office:value-type="string" calcext:value-type="string">
            <text:p>(koniec)</text:p>
          </table:table-cell>
          <table:table-cell table:number-columns-repeated="2" table:style-name="ce7" office:value-type="string" calcext:value-type="string">
            <text:p>(początek)</text:p>
          </table:table-cell>
          <table:table-cell table:number-columns-repeated="2" table:style-name="ce7" office:value-type="string" calcext:value-type="string">
            <text:p>(wybrane miejsce)</text:p>
          </table:table-cell>
          <table:table-cell table:style-name="ce7"/>
          <table:table-cell table:number-columns-repeated="8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formula="of:=[.$B$5]*[.M32]" office:value-type="float" office:value="331" calcext:value-type="float">
            <text:p>331</text:p>
          </table:table-cell>
          <table:table-cell table:formula="of:=[.$B$5]*[.N32]" office:value-type="float" office:value="282" calcext:value-type="float">
            <text:p>282</text:p>
          </table:table-cell>
          <table:table-cell table:style-name="ce1" table:formula="of:=[.$B$5]*[.O32]" office:value-type="float" office:value="31" calcext:value-type="float">
            <text:p>31</text:p>
          </table:table-cell>
          <table:table-cell table:style-name="ce1" table:formula="of:=[.$B$5]*[.P32]" office:value-type="float" office:value="34" calcext:value-type="float">
            <text:p>34</text:p>
          </table:table-cell>
          <table:table-cell table:style-name="ce1" table:formula="of:=[.$B$5]*[.Q32]" office:value-type="float" office:value="215" calcext:value-type="float">
            <text:p>215</text:p>
          </table:table-cell>
          <table:table-cell table:formula="of:=[.$B$5]*[.R32]" office:value-type="float" office:value="140" calcext:value-type="float">
            <text:p>140</text:p>
          </table:table-cell>
          <table:table-cell table:formula="of:=[.$B$5]*[.S32]" office:value-type="float" office:value="7" calcext:value-type="float">
            <text:p>7</text:p>
          </table:table-cell>
          <table:table-cell/>
          <table:table-cell table:style-name="ce1" office:value-type="float" office:value="0.000331" calcext:value-type="float">
            <text:p>0,000331</text:p>
          </table:table-cell>
          <table:table-cell table:style-name="ce1" office:value-type="float" office:value="0.000282" calcext:value-type="float">
            <text:p>0,000282</text:p>
          </table:table-cell>
          <table:table-cell table:style-name="ce1" office:value-type="float" office:value="0.000031" calcext:value-type="float">
            <text:p>0,000031</text:p>
          </table:table-cell>
          <table:table-cell table:style-name="ce1" office:value-type="float" office:value="0.000034" calcext:value-type="float">
            <text:p>0,000034</text:p>
          </table:table-cell>
          <table:table-cell table:style-name="ce1" office:value-type="float" office:value="0.000215" calcext:value-type="float">
            <text:p>0,000215</text:p>
          </table:table-cell>
          <table:table-cell table:style-name="ce1" office:value-type="float" office:value="0.00014" calcext:value-type="float">
            <text:p>0,00014</text:p>
          </table:table-cell>
          <table:table-cell table:style-name="ce1" office:value-type="float" office:value="0.000007" calcext:value-type="float">
            <text:p>0,000007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table:formula="of:=[.$B$5]*[.M33]" office:value-type="float" office:value="1144" calcext:value-type="float">
            <text:p>1144</text:p>
          </table:table-cell>
          <table:table-cell table:formula="of:=[.$B$5]*[.N33]" office:value-type="float" office:value="980" calcext:value-type="float">
            <text:p>980</text:p>
          </table:table-cell>
          <table:table-cell table:style-name="ce1" table:formula="of:=[.$B$5]*[.O33]" office:value-type="float" office:value="54" calcext:value-type="float">
            <text:p>54</text:p>
          </table:table-cell>
          <table:table-cell table:style-name="ce1" table:formula="of:=[.$B$5]*[.P33]" office:value-type="float" office:value="59" calcext:value-type="float">
            <text:p>59</text:p>
          </table:table-cell>
          <table:table-cell table:style-name="ce1" table:formula="of:=[.$B$5]*[.Q33]" office:value-type="float" office:value="745" calcext:value-type="float">
            <text:p>745</text:p>
          </table:table-cell>
          <table:table-cell table:formula="of:=[.$B$5]*[.R33]" office:value-type="float" office:value="457" calcext:value-type="float">
            <text:p>457</text:p>
          </table:table-cell>
          <table:table-cell table:formula="of:=[.$B$5]*[.S33]" office:value-type="float" office:value="12" calcext:value-type="float">
            <text:p>12</text:p>
          </table:table-cell>
          <table:table-cell/>
          <table:table-cell office:value-type="float" office:value="0.001144" calcext:value-type="float">
            <text:p>0,001144</text:p>
          </table:table-cell>
          <table:table-cell office:value-type="float" office:value="0.00098" calcext:value-type="float">
            <text:p>0,00098</text:p>
          </table:table-cell>
          <table:table-cell office:value-type="float" office:value="0.000054" calcext:value-type="float">
            <text:p>0,000054</text:p>
          </table:table-cell>
          <table:table-cell office:value-type="float" office:value="0.000059" calcext:value-type="float">
            <text:p>0,000059</text:p>
          </table:table-cell>
          <table:table-cell office:value-type="float" office:value="0.000745" calcext:value-type="float">
            <text:p>0,000745</text:p>
          </table:table-cell>
          <table:table-cell office:value-type="float" office:value="0.000457" calcext:value-type="float">
            <text:p>0,000457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table:formula="of:=[.$B$5]*[.M34]" office:value-type="float" office:value="6847" calcext:value-type="float">
            <text:p>6847</text:p>
          </table:table-cell>
          <table:table-cell table:formula="of:=[.$B$5]*[.N34]" office:value-type="float" office:value="5727" calcext:value-type="float">
            <text:p>5727</text:p>
          </table:table-cell>
          <table:table-cell table:style-name="ce1" table:formula="of:=[.$B$5]*[.O34]" office:value-type="float" office:value="132" calcext:value-type="float">
            <text:p>132</text:p>
          </table:table-cell>
          <table:table-cell table:style-name="ce1" table:formula="of:=[.$B$5]*[.P34]" office:value-type="float" office:value="148" calcext:value-type="float">
            <text:p>148</text:p>
          </table:table-cell>
          <table:table-cell table:style-name="ce1" table:formula="of:=[.$B$5]*[.Q34]" office:value-type="float" office:value="4480" calcext:value-type="float">
            <text:p>4480</text:p>
          </table:table-cell>
          <table:table-cell table:formula="of:=[.$B$5]*[.R34]" office:value-type="float" office:value="2493" calcext:value-type="float">
            <text:p>2493</text:p>
          </table:table-cell>
          <table:table-cell table:formula="of:=[.$B$5]*[.S34]" office:value-type="float" office:value="37" calcext:value-type="float">
            <text:p>37</text:p>
          </table:table-cell>
          <table:table-cell/>
          <table:table-cell office:value-type="float" office:value="0.006847" calcext:value-type="float">
            <text:p>0,006847</text:p>
          </table:table-cell>
          <table:table-cell office:value-type="float" office:value="0.005727" calcext:value-type="float">
            <text:p>0,005727</text:p>
          </table:table-cell>
          <table:table-cell office:value-type="float" office:value="0.000132" calcext:value-type="float">
            <text:p>0,000132</text:p>
          </table:table-cell>
          <table:table-cell office:value-type="float" office:value="0.000148" calcext:value-type="float">
            <text:p>0,000148</text:p>
          </table:table-cell>
          <table:table-cell office:value-type="float" office:value="0.00448" calcext:value-type="float">
            <text:p>0,00448</text:p>
          </table:table-cell>
          <table:table-cell office:value-type="float" office:value="0.002493" calcext:value-type="float">
            <text:p>0,002493</text:p>
          </table:table-cell>
          <table:table-cell office:value-type="float" office:value="0.000037" calcext:value-type="float">
            <text:p>0,000037</text:p>
          </table:table-cell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table:formula="of:=[.$B$5]*[.M35]" office:value-type="float" office:value="29476" calcext:value-type="float">
            <text:p>29476</text:p>
          </table:table-cell>
          <table:table-cell table:formula="of:=[.$B$5]*[.N35]" office:value-type="float" office:value="26425" calcext:value-type="float">
            <text:p>26425</text:p>
          </table:table-cell>
          <table:table-cell table:style-name="ce1" table:formula="of:=[.$B$5]*[.O35]" office:value-type="float" office:value="264" calcext:value-type="float">
            <text:p>264</text:p>
          </table:table-cell>
          <table:table-cell table:style-name="ce1" table:formula="of:=[.$B$5]*[.P35]" office:value-type="float" office:value="307" calcext:value-type="float">
            <text:p>307</text:p>
          </table:table-cell>
          <table:table-cell table:style-name="ce1" table:formula="of:=[.$B$5]*[.Q35]" office:value-type="float" office:value="18504" calcext:value-type="float">
            <text:p>18504</text:p>
          </table:table-cell>
          <table:table-cell table:formula="of:=[.$B$5]*[.R35]" office:value-type="float" office:value="9553" calcext:value-type="float">
            <text:p>9553</text:p>
          </table:table-cell>
          <table:table-cell table:formula="of:=[.$B$5]*[.S35]" office:value-type="float" office:value="65" calcext:value-type="float">
            <text:p>65</text:p>
          </table:table-cell>
          <table:table-cell/>
          <table:table-cell office:value-type="float" office:value="0.029476" calcext:value-type="float">
            <text:p>0,029476</text:p>
          </table:table-cell>
          <table:table-cell office:value-type="float" office:value="0.026425" calcext:value-type="float">
            <text:p>0,026425</text:p>
          </table:table-cell>
          <table:table-cell office:value-type="float" office:value="0.000264" calcext:value-type="float">
            <text:p>0,000264</text:p>
          </table:table-cell>
          <table:table-cell office:value-type="float" office:value="0.000307" calcext:value-type="float">
            <text:p>0,000307</text:p>
          </table:table-cell>
          <table:table-cell office:value-type="float" office:value="0.018504" calcext:value-type="float">
            <text:p>0,018504</text:p>
          </table:table-cell>
          <table:table-cell office:value-type="float" office:value="0.009553" calcext:value-type="float">
            <text:p>0,009553</text:p>
          </table:table-cell>
          <table:table-cell office:value-type="float" office:value="0.000065" calcext:value-type="float">
            <text:p>0,000065</text:p>
          </table:table-cell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table:formula="of:=[.$B$5]*[.M36]" office:value-type="float" office:value="153140" calcext:value-type="float">
            <text:p>153140</text:p>
          </table:table-cell>
          <table:table-cell table:formula="of:=[.$B$5]*[.N36]" office:value-type="float" office:value="150405" calcext:value-type="float">
            <text:p>150405</text:p>
          </table:table-cell>
          <table:table-cell table:style-name="ce1" table:formula="of:=[.$B$5]*[.O36]" office:value-type="float" office:value="515" calcext:value-type="float">
            <text:p>515</text:p>
          </table:table-cell>
          <table:table-cell table:style-name="ce1" table:formula="of:=[.$B$5]*[.P36]" office:value-type="float" office:value="657" calcext:value-type="float">
            <text:p>657</text:p>
          </table:table-cell>
          <table:table-cell table:style-name="ce1" table:formula="of:=[.$B$5]*[.Q36]" office:value-type="float" office:value="99717" calcext:value-type="float">
            <text:p>99717</text:p>
          </table:table-cell>
          <table:table-cell table:formula="of:=[.$B$5]*[.R36]" office:value-type="float" office:value="54144" calcext:value-type="float">
            <text:p>54144</text:p>
          </table:table-cell>
          <table:table-cell table:formula="of:=[.$B$5]*[.S36]" office:value-type="float" office:value="129" calcext:value-type="float">
            <text:p>129</text:p>
          </table:table-cell>
          <table:table-cell/>
          <table:table-cell office:value-type="float" office:value="0.15314" calcext:value-type="float">
            <text:p>0,15314</text:p>
          </table:table-cell>
          <table:table-cell office:value-type="float" office:value="0.150405" calcext:value-type="float">
            <text:p>0,150405</text:p>
          </table:table-cell>
          <table:table-cell office:value-type="float" office:value="0.000515" calcext:value-type="float">
            <text:p>0,000515</text:p>
          </table:table-cell>
          <table:table-cell office:value-type="float" office:value="0.000657" calcext:value-type="float">
            <text:p>0,000657</text:p>
          </table:table-cell>
          <table:table-cell office:value-type="float" office:value="0.099717" calcext:value-type="float">
            <text:p>0,099717</text:p>
          </table:table-cell>
          <table:table-cell office:value-type="float" office:value="0.054144" calcext:value-type="float">
            <text:p>0,054144</text:p>
          </table:table-cell>
          <table:table-cell office:value-type="float" office:value="0.000129" calcext:value-type="float">
            <text:p>0,000129</text:p>
          </table:table-cell>
        </table:table-row>
        <table:table-row table:style-name="ro1">
          <table:table-cell table:number-columns-repeated="3"/>
          <table:table-cell office:value-type="float" office:value="5000" calcext:value-type="float">
            <text:p>5000</text:p>
          </table:table-cell>
          <table:table-cell table:formula="of:=[.$B$5]*[.M37]" office:value-type="float" office:value="1125051" calcext:value-type="float">
            <text:p>1125051</text:p>
          </table:table-cell>
          <table:table-cell table:formula="of:=[.$B$5]*[.N37]" office:value-type="float" office:value="1113327" calcext:value-type="float">
            <text:p>1113327</text:p>
          </table:table-cell>
          <table:table-cell table:style-name="ce1" table:formula="of:=[.$B$5]*[.O37]" office:value-type="float" office:value="1332" calcext:value-type="float">
            <text:p>1332</text:p>
          </table:table-cell>
          <table:table-cell table:style-name="ce1" table:formula="of:=[.$B$5]*[.P37]" office:value-type="float" office:value="1715" calcext:value-type="float">
            <text:p>1715</text:p>
          </table:table-cell>
          <table:table-cell table:style-name="ce1" table:formula="of:=[.$B$5]*[.Q37]" office:value-type="float" office:value="749940" calcext:value-type="float">
            <text:p>749940</text:p>
          </table:table-cell>
          <table:table-cell table:formula="of:=[.$B$5]*[.R37]" office:value-type="float" office:value="473738" calcext:value-type="float">
            <text:p>473738</text:p>
          </table:table-cell>
          <table:table-cell table:formula="of:=[.$B$5]*[.S37]" office:value-type="float" office:value="321" calcext:value-type="float">
            <text:p>321</text:p>
          </table:table-cell>
          <table:table-cell/>
          <table:table-cell office:value-type="float" office:value="1.125051" calcext:value-type="float">
            <text:p>1,125051</text:p>
          </table:table-cell>
          <table:table-cell office:value-type="float" office:value="1.113327" calcext:value-type="float">
            <text:p>1,113327</text:p>
          </table:table-cell>
          <table:table-cell office:value-type="float" office:value="0.001332" calcext:value-type="float">
            <text:p>0,001332</text:p>
          </table:table-cell>
          <table:table-cell office:value-type="float" office:value="0.001715" calcext:value-type="float">
            <text:p>0,001715</text:p>
          </table:table-cell>
          <table:table-cell office:value-type="float" office:value="0.74994" calcext:value-type="float">
            <text:p>0,74994</text:p>
          </table:table-cell>
          <table:table-cell office:value-type="float" office:value="0.473738" calcext:value-type="float">
            <text:p>0,473738</text:p>
          </table:table-cell>
          <table:table-cell office:value-type="float" office:value="0.000321" calcext:value-type="float">
            <text:p>0,000321</text:p>
          </table:table-cell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8" table:number-rows-spanned="1">
            <text:p>Średni czas realizacji pojedynczej funkcji dla przebiegów w różnych populacjach</text:p>
          </table:table-cell>
          <table:covered-table-cell table:number-columns-repeated="2"/>
          <table:covered-table-cell table:number-columns-repeated="3" table:style-name="ce1"/>
          <table:covered-table-cell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4" office:value-type="string" calcext:value-type="string">
            <text:p>ilość danych</text:p>
          </table:table-cell>
          <table:table-cell table:style-name="ce6" office:value-type="string" calcext:value-type="string">
            <text:p>Dodaj [micro s]</text:p>
          </table:table-cell>
          <table:table-cell table:style-name="ce6" office:value-type="string" calcext:value-type="string">
            <text:p>Usuń [micro s]</text:p>
          </table:table-cell>
          <table:table-cell table:style-name="ce6" office:value-type="string" calcext:value-type="string">
            <text:p>Dodaj [micro s]</text:p>
          </table:table-cell>
          <table:table-cell table:style-name="ce6" office:value-type="string" calcext:value-type="string">
            <text:p>Usuń [micro s]</text:p>
          </table:table-cell>
          <table:table-cell table:style-name="ce6" office:value-type="string" calcext:value-type="string">
            <text:p>Dodaj [micro s]</text:p>
          </table:table-cell>
          <table:table-cell table:style-name="ce6" office:value-type="string" calcext:value-type="string">
            <text:p>Usuń [micro s]</text:p>
          </table:table-cell>
          <table:table-cell table:style-name="ce6" office:value-type="string" calcext:value-type="string">
            <text:p>Wyszukaj [micro s]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4"/>
          <table:table-cell table:number-columns-repeated="2" table:style-name="ce7" office:value-type="string" calcext:value-type="string">
            <text:p>(koniec)</text:p>
          </table:table-cell>
          <table:table-cell table:number-columns-repeated="2" table:style-name="ce7" office:value-type="string" calcext:value-type="string">
            <text:p>(początek)</text:p>
          </table:table-cell>
          <table:table-cell table:number-columns-repeated="2" table:style-name="ce7" office:value-type="string" calcext:value-type="string">
            <text:p>(wybrane miejsce)</text:p>
          </table:table-cell>
          <table:table-cell table:style-name="ce7"/>
          <table:table-cell table:number-columns-repeated="8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formula="of:=[.E32]/[.$D32]" office:value-type="float" office:value="3.31" calcext:value-type="float">
            <text:p>3,31</text:p>
          </table:table-cell>
          <table:table-cell table:formula="of:=[.F32]/[.$D32]" office:value-type="float" office:value="2.82" calcext:value-type="float">
            <text:p>2,82</text:p>
          </table:table-cell>
          <table:table-cell table:style-name="ce1" table:formula="of:=[.G32]/[.$D32]" office:value-type="float" office:value="0.31" calcext:value-type="float">
            <text:p>0,31</text:p>
          </table:table-cell>
          <table:table-cell table:style-name="ce1" table:formula="of:=[.H32]/[.$D32]" office:value-type="float" office:value="0.34" calcext:value-type="float">
            <text:p>0,34</text:p>
          </table:table-cell>
          <table:table-cell table:style-name="ce1" table:formula="of:=[.I32]/[.$D32]" office:value-type="float" office:value="2.15" calcext:value-type="float">
            <text:p>2,15</text:p>
          </table:table-cell>
          <table:table-cell table:formula="of:=[.J32]/[.$D32]" office:value-type="float" office:value="1.4" calcext:value-type="float">
            <text:p>1,4</text:p>
          </table:table-cell>
          <table:table-cell table:formula="of:=[.K32]/[.$D32]" office:value-type="float" office:value="0.07" calcext:value-type="float">
            <text:p>0,0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table:formula="of:=[.E33]/[.$D33]" office:value-type="float" office:value="5.72" calcext:value-type="float">
            <text:p>5,72</text:p>
          </table:table-cell>
          <table:table-cell table:formula="of:=[.F33]/[.$D33]" office:value-type="float" office:value="4.9" calcext:value-type="float">
            <text:p>4,9</text:p>
          </table:table-cell>
          <table:table-cell table:style-name="ce1" table:formula="of:=[.G33]/[.$D33]" office:value-type="float" office:value="0.27" calcext:value-type="float">
            <text:p>0,27</text:p>
          </table:table-cell>
          <table:table-cell table:style-name="ce1" table:formula="of:=[.H33]/[.$D33]" office:value-type="float" office:value="0.295" calcext:value-type="float">
            <text:p>0,295</text:p>
          </table:table-cell>
          <table:table-cell table:style-name="ce1" table:formula="of:=[.I33]/[.$D33]" office:value-type="float" office:value="3.725" calcext:value-type="float">
            <text:p>3,725</text:p>
          </table:table-cell>
          <table:table-cell table:formula="of:=[.J33]/[.$D33]" office:value-type="float" office:value="2.285" calcext:value-type="float">
            <text:p>2,285</text:p>
          </table:table-cell>
          <table:table-cell table:formula="of:=[.K33]/[.$D33]" office:value-type="float" office:value="0.06" calcext:value-type="float">
            <text:p>0,0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table:formula="of:=[.E34]/[.$D34]" office:value-type="float" office:value="13.694" calcext:value-type="float">
            <text:p>13,694</text:p>
          </table:table-cell>
          <table:table-cell table:formula="of:=[.F34]/[.$D34]" office:value-type="float" office:value="11.454" calcext:value-type="float">
            <text:p>11,454</text:p>
          </table:table-cell>
          <table:table-cell table:style-name="ce1" table:formula="of:=[.G34]/[.$D34]" office:value-type="float" office:value="0.264" calcext:value-type="float">
            <text:p>0,264</text:p>
          </table:table-cell>
          <table:table-cell table:style-name="ce1" table:formula="of:=[.H34]/[.$D34]" office:value-type="float" office:value="0.296" calcext:value-type="float">
            <text:p>0,296</text:p>
          </table:table-cell>
          <table:table-cell table:style-name="ce1" table:formula="of:=[.I34]/[.$D34]" office:value-type="float" office:value="8.96" calcext:value-type="float">
            <text:p>8,96</text:p>
          </table:table-cell>
          <table:table-cell table:formula="of:=[.J34]/[.$D34]" office:value-type="float" office:value="4.986" calcext:value-type="float">
            <text:p>4,986</text:p>
          </table:table-cell>
          <table:table-cell table:formula="of:=[.K34]/[.$D34]" office:value-type="float" office:value="0.074" calcext:value-type="float">
            <text:p>0,07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table:formula="of:=[.E35]/[.$D35]" office:value-type="float" office:value="29.476" calcext:value-type="float">
            <text:p>29,476</text:p>
          </table:table-cell>
          <table:table-cell table:formula="of:=[.F35]/[.$D35]" office:value-type="float" office:value="26.425" calcext:value-type="float">
            <text:p>26,425</text:p>
          </table:table-cell>
          <table:table-cell table:style-name="ce1" table:formula="of:=[.G35]/[.$D35]" office:value-type="float" office:value="0.264" calcext:value-type="float">
            <text:p>0,264</text:p>
          </table:table-cell>
          <table:table-cell table:style-name="ce1" table:formula="of:=[.H35]/[.$D35]" office:value-type="float" office:value="0.307" calcext:value-type="float">
            <text:p>0,307</text:p>
          </table:table-cell>
          <table:table-cell table:style-name="ce1" table:formula="of:=[.I35]/[.$D35]" office:value-type="float" office:value="18.504" calcext:value-type="float">
            <text:p>18,504</text:p>
          </table:table-cell>
          <table:table-cell table:formula="of:=[.J35]/[.$D35]" office:value-type="float" office:value="9.553" calcext:value-type="float">
            <text:p>9,553</text:p>
          </table:table-cell>
          <table:table-cell table:formula="of:=[.K35]/[.$D35]" office:value-type="float" office:value="0.065" calcext:value-type="float">
            <text:p>0,06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table:formula="of:=[.E36]/[.$D36]" office:value-type="float" office:value="76.57" calcext:value-type="float">
            <text:p>76,57</text:p>
          </table:table-cell>
          <table:table-cell table:formula="of:=[.F36]/[.$D36]" office:value-type="float" office:value="75.2025" calcext:value-type="float">
            <text:p>75,2025</text:p>
          </table:table-cell>
          <table:table-cell table:style-name="ce1" table:formula="of:=[.G36]/[.$D36]" office:value-type="float" office:value="0.2575" calcext:value-type="float">
            <text:p>0,2575</text:p>
          </table:table-cell>
          <table:table-cell table:style-name="ce1" table:formula="of:=[.H36]/[.$D36]" office:value-type="float" office:value="0.3285" calcext:value-type="float">
            <text:p>0,3285</text:p>
          </table:table-cell>
          <table:table-cell table:style-name="ce1" table:formula="of:=[.I36]/[.$D36]" office:value-type="float" office:value="49.8585" calcext:value-type="float">
            <text:p>49,8585</text:p>
          </table:table-cell>
          <table:table-cell table:formula="of:=[.J36]/[.$D36]" office:value-type="float" office:value="27.072" calcext:value-type="float">
            <text:p>27,072</text:p>
          </table:table-cell>
          <table:table-cell table:formula="of:=[.K36]/[.$D36]" office:value-type="float" office:value="0.0645" calcext:value-type="float">
            <text:p>0,064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000" calcext:value-type="float">
            <text:p>5000</text:p>
          </table:table-cell>
          <table:table-cell table:formula="of:=[.E37]/[.$D37]" office:value-type="float" office:value="225.0102" calcext:value-type="float">
            <text:p>225,0102</text:p>
          </table:table-cell>
          <table:table-cell table:formula="of:=[.F37]/[.$D37]" office:value-type="float" office:value="222.6654" calcext:value-type="float">
            <text:p>222,6654</text:p>
          </table:table-cell>
          <table:table-cell table:style-name="ce1" table:formula="of:=[.G37]/[.$D37]" office:value-type="float" office:value="0.2664" calcext:value-type="float">
            <text:p>0,2664</text:p>
          </table:table-cell>
          <table:table-cell table:style-name="ce1" table:formula="of:=[.H37]/[.$D37]" office:value-type="float" office:value="0.343" calcext:value-type="float">
            <text:p>0,343</text:p>
          </table:table-cell>
          <table:table-cell table:style-name="ce1" table:formula="of:=[.I37]/[.$D37]" office:value-type="float" office:value="149.988" calcext:value-type="float">
            <text:p>149,988</text:p>
          </table:table-cell>
          <table:table-cell table:formula="of:=[.J37]/[.$D37]" office:value-type="float" office:value="94.7476" calcext:value-type="float">
            <text:p>94,7476</text:p>
          </table:table-cell>
          <table:table-cell table:formula="of:=[.K37]/[.$D37]" office:value-type="float" office:value="0.0642" calcext:value-type="float">
            <text:p>0,0642</text:p>
          </table:table-cell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4" table:number-rows-spanned="1">
            <text:p>Drzewo czerowno-czarne</text:p>
          </table:table-cell>
          <table:covered-table-cell table:number-columns-repeated="2" table:style-name="Default"/>
          <table:covered-table-cell/>
          <table:table-cell/>
          <table:table-cell table:style-name="ce5" office:value-type="string" calcext:value-type="string" table:number-columns-spanned="4" table:number-rows-spanned="1">
            <text:p>Kopiec</text:p>
          </table:table-cell>
          <table:covered-table-cell table:number-columns-repeated="2" table:style-name="Default"/>
          <table:covered-table-cell/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push;</text:p>
          </table:table-cell>
          <table:table-cell office:value-type="string" calcext:value-type="string">
            <text:p>contains;</text:p>
          </table:table-cell>
          <table:table-cell office:value-type="string" calcext:value-type="string">
            <text:p>pop;</text:p>
          </table:table-cell>
          <table:table-cell table:style-name="ce3" office:value-type="string" calcext:value-type="string" table:number-columns-spanned="3" table:number-rows-spanned="1">
            <text:p>Sumaryczne czasy operacji dla całych struktur</text:p>
          </table:table-cell>
          <table:covered-table-cell table:number-columns-repeated="2" table:style-name="Default"/>
          <table:table-cell/>
          <table:table-cell table:style-name="ce11"/>
          <table:table-cell table:style-name="ce3" office:value-type="string" calcext:value-type="string" table:number-columns-spanned="4" table:number-rows-spanned="1">
            <text:p>Sumaryczne czasy operacji dla całych struktur</text:p>
          </table:table-cell>
          <table:covered-table-cell table:number-columns-repeated="2" table:style-name="Default"/>
          <table:covered-table-cell/>
          <table:table-cell table:style-name="ce11"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ilość danych</text:p>
          </table:table-cell>
          <table:table-cell table:style-name="ce6" office:value-type="string" calcext:value-type="string">
            <text:p>Dodaj [micro s]</text:p>
          </table:table-cell>
          <table:table-cell table:style-name="ce6" office:value-type="string" calcext:value-type="string">
            <text:p>Wyszukaj [micro s]</text:p>
          </table:table-cell>
          <table:table-cell/>
          <table:table-cell table:style-name="ce9"/>
          <table:table-cell table:style-name="ce4" office:value-type="string" calcext:value-type="string">
            <text:p>ilość danych</text:p>
          </table:table-cell>
          <table:table-cell table:style-name="ce6" office:value-type="string" calcext:value-type="string">
            <text:p>Dodaj [micro s]</text:p>
          </table:table-cell>
          <table:table-cell table:style-name="ce6" office:value-type="string" calcext:value-type="string">
            <text:p>Usuń [micro s]</text:p>
          </table:table-cell>
          <table:table-cell table:style-name="ce6" office:value-type="string" calcext:value-type="string">
            <text:p>Wyszukaj [micro s]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4"/>
          <table:table-cell table:style-name="ce7" office:value-type="string" calcext:value-type="string">
            <text:p>(początek)</text:p>
          </table:table-cell>
          <table:table-cell table:style-name="ce7"/>
          <table:table-cell/>
          <table:table-cell table:style-name="ce9"/>
          <table:table-cell table:style-name="ce4"/>
          <table:table-cell table:number-columns-repeated="2" table:style-name="ce7" office:value-type="string" calcext:value-type="string">
            <text:p>(początek)</text:p>
          </table:table-cell>
          <table:table-cell table:style-name="ce7"/>
          <table:table-cell table:number-columns-repeated="7"/>
        </table:table-row>
        <table:table-row table:style-name="ro1">
          <table:table-cell table:style-name="ce1" office:value-type="float" office:value="0.000792" calcext:value-type="float">
            <text:p>0,000792</text:p>
          </table:table-cell>
          <table:table-cell table:style-name="ce1" office:value-type="float" office:value="0.00044" calcext:value-type="float">
            <text:p>0,00044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$B$5]*[.A55]" office:value-type="float" office:value="792" calcext:value-type="float">
            <text:p>792</text:p>
          </table:table-cell>
          <table:table-cell table:formula="of:=[.$B$5]*[.B55]" office:value-type="float" office:value="440" calcext:value-type="float">
            <text:p>440</text:p>
          </table:table-cell>
          <table:table-cell/>
          <table:table-cell table:style-name="ce11"/>
          <table:table-cell table:style-name="ce1" office:value-type="float" office:value="100" calcext:value-type="float">
            <text:p>100</text:p>
          </table:table-cell>
          <table:table-cell table:formula="of:=[.N55]*[.$B$5]" office:value-type="float" office:value="230" calcext:value-type="float">
            <text:p>230</text:p>
          </table:table-cell>
          <table:table-cell table:formula="of:=[.O55]*[.$B$5]" office:value-type="float" office:value="1920" calcext:value-type="float">
            <text:p>1920</text:p>
          </table:table-cell>
          <table:table-cell table:style-name="ce1" table:formula="of:=[.P55]*[.$B$5]" office:value-type="float" office:value="451" calcext:value-type="float">
            <text:p>451</text:p>
          </table:table-cell>
          <table:table-cell/>
          <table:table-cell table:style-name="ce1" office:value-type="float" office:value="0.00023" calcext:value-type="float">
            <text:p>0,00023</text:p>
          </table:table-cell>
          <table:table-cell table:style-name="ce1" office:value-type="float" office:value="0.00192" calcext:value-type="float">
            <text:p>0,00192</text:p>
          </table:table-cell>
          <table:table-cell table:style-name="ce1" office:value-type="float" office:value="0.000451" calcext:value-type="float">
            <text:p>0,000451</text:p>
          </table:table-cell>
          <table:table-cell table:number-columns-repeated="3"/>
        </table:table-row>
        <table:table-row table:style-name="ro1">
          <table:table-cell table:style-name="ce1" office:value-type="float" office:value="0.00178" calcext:value-type="float">
            <text:p>0,00178</text:p>
          </table:table-cell>
          <table:table-cell table:style-name="ce1" office:value-type="float" office:value="0.001042" calcext:value-type="float">
            <text:p>0,001042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$B$5]*[.A56]" office:value-type="float" office:value="1780" calcext:value-type="float">
            <text:p>1780</text:p>
          </table:table-cell>
          <table:table-cell table:formula="of:=[.$B$5]*[.B56]" office:value-type="float" office:value="1042" calcext:value-type="float">
            <text:p>1042</text:p>
          </table:table-cell>
          <table:table-cell/>
          <table:table-cell table:style-name="ce11"/>
          <table:table-cell table:style-name="ce1" office:value-type="float" office:value="200" calcext:value-type="float">
            <text:p>200</text:p>
          </table:table-cell>
          <table:table-cell table:formula="of:=[.N56]*[.$B$5]" office:value-type="float" office:value="460" calcext:value-type="float">
            <text:p>460</text:p>
          </table:table-cell>
          <table:table-cell table:formula="of:=[.O56]*[.$B$5]" office:value-type="float" office:value="6714" calcext:value-type="float">
            <text:p>6714</text:p>
          </table:table-cell>
          <table:table-cell table:style-name="ce1" table:formula="of:=[.P56]*[.$B$5]" office:value-type="float" office:value="1023" calcext:value-type="float">
            <text:p>1023</text:p>
          </table:table-cell>
          <table:table-cell/>
          <table:table-cell table:style-name="ce1" office:value-type="float" office:value="0.00046" calcext:value-type="float">
            <text:p>0,00046</text:p>
          </table:table-cell>
          <table:table-cell table:style-name="ce1" office:value-type="float" office:value="0.006714" calcext:value-type="float">
            <text:p>0,006714</text:p>
          </table:table-cell>
          <table:table-cell table:style-name="ce1" office:value-type="float" office:value="0.001023" calcext:value-type="float">
            <text:p>0,001023</text:p>
          </table:table-cell>
          <table:table-cell table:number-columns-repeated="3"/>
        </table:table-row>
        <table:table-row table:style-name="ro1">
          <table:table-cell table:style-name="ce1" office:value-type="float" office:value="0.004823" calcext:value-type="float">
            <text:p>0,004823</text:p>
          </table:table-cell>
          <table:table-cell table:style-name="ce1" office:value-type="float" office:value="0.00308" calcext:value-type="float">
            <text:p>0,00308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$B$5]*[.A57]" office:value-type="float" office:value="4823" calcext:value-type="float">
            <text:p>4823</text:p>
          </table:table-cell>
          <table:table-cell table:formula="of:=[.$B$5]*[.B57]" office:value-type="float" office:value="3080" calcext:value-type="float">
            <text:p>3080</text:p>
          </table:table-cell>
          <table:table-cell/>
          <table:table-cell table:style-name="ce11"/>
          <table:table-cell table:style-name="ce1" office:value-type="float" office:value="500" calcext:value-type="float">
            <text:p>500</text:p>
          </table:table-cell>
          <table:table-cell table:formula="of:=[.N57]*[.$B$5]" office:value-type="float" office:value="1166" calcext:value-type="float">
            <text:p>1166</text:p>
          </table:table-cell>
          <table:table-cell table:formula="of:=[.O57]*[.$B$5]" office:value-type="float" office:value="40615" calcext:value-type="float">
            <text:p>40615</text:p>
          </table:table-cell>
          <table:table-cell table:style-name="ce1" table:formula="of:=[.P57]*[.$B$5]" office:value-type="float" office:value="3015" calcext:value-type="float">
            <text:p>3015</text:p>
          </table:table-cell>
          <table:table-cell/>
          <table:table-cell table:style-name="ce1" office:value-type="float" office:value="0.001166" calcext:value-type="float">
            <text:p>0,001166</text:p>
          </table:table-cell>
          <table:table-cell table:style-name="ce1" office:value-type="float" office:value="0.040615" calcext:value-type="float">
            <text:p>0,040615</text:p>
          </table:table-cell>
          <table:table-cell table:style-name="ce1" office:value-type="float" office:value="0.003015" calcext:value-type="float">
            <text:p>0,003015</text:p>
          </table:table-cell>
          <table:table-cell table:number-columns-repeated="3"/>
        </table:table-row>
        <table:table-row table:style-name="ro1">
          <table:table-cell table:style-name="ce1" office:value-type="float" office:value="0.010465" calcext:value-type="float">
            <text:p>0,010465</text:p>
          </table:table-cell>
          <table:table-cell table:style-name="ce1" office:value-type="float" office:value="0.007191" calcext:value-type="float">
            <text:p>0,007191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$B$5]*[.A58]" office:value-type="float" office:value="10465" calcext:value-type="float">
            <text:p>10465</text:p>
          </table:table-cell>
          <table:table-cell table:formula="of:=[.$B$5]*[.B58]" office:value-type="float" office:value="7191" calcext:value-type="float">
            <text:p>7191</text:p>
          </table:table-cell>
          <table:table-cell/>
          <table:table-cell table:style-name="ce11"/>
          <table:table-cell table:style-name="ce1" office:value-type="float" office:value="1000" calcext:value-type="float">
            <text:p>1000</text:p>
          </table:table-cell>
          <table:table-cell table:formula="of:=[.N58]*[.$B$5]" office:value-type="float" office:value="2416" calcext:value-type="float">
            <text:p>2416</text:p>
          </table:table-cell>
          <table:table-cell table:formula="of:=[.O58]*[.$B$5]" office:value-type="float" office:value="169823" calcext:value-type="float">
            <text:p>169823</text:p>
          </table:table-cell>
          <table:table-cell table:style-name="ce1" table:formula="of:=[.P58]*[.$B$5]" office:value-type="float" office:value="6824" calcext:value-type="float">
            <text:p>6824</text:p>
          </table:table-cell>
          <table:table-cell/>
          <table:table-cell table:style-name="ce1" office:value-type="float" office:value="0.002416" calcext:value-type="float">
            <text:p>0,002416</text:p>
          </table:table-cell>
          <table:table-cell table:style-name="ce1" office:value-type="float" office:value="0.169823" calcext:value-type="float">
            <text:p>0,169823</text:p>
          </table:table-cell>
          <table:table-cell table:style-name="ce1" office:value-type="float" office:value="0.006824" calcext:value-type="float">
            <text:p>0,006824</text:p>
          </table:table-cell>
          <table:table-cell table:number-columns-repeated="3"/>
        </table:table-row>
        <table:table-row table:style-name="ro1">
          <table:table-cell table:style-name="ce1" office:value-type="float" office:value="0.022685" calcext:value-type="float">
            <text:p>0,022685</text:p>
          </table:table-cell>
          <table:table-cell table:style-name="ce1" office:value-type="float" office:value="0.016405" calcext:value-type="float">
            <text:p>0,016405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B$5]*[.A59]" office:value-type="float" office:value="22685" calcext:value-type="float">
            <text:p>22685</text:p>
          </table:table-cell>
          <table:table-cell table:formula="of:=[.$B$5]*[.B59]" office:value-type="float" office:value="16405" calcext:value-type="float">
            <text:p>16405</text:p>
          </table:table-cell>
          <table:table-cell/>
          <table:table-cell table:style-name="ce11"/>
          <table:table-cell table:style-name="ce1" office:value-type="float" office:value="2000" calcext:value-type="float">
            <text:p>2000</text:p>
          </table:table-cell>
          <table:table-cell table:formula="of:=[.N59]*[.$B$5]" office:value-type="float" office:value="4918" calcext:value-type="float">
            <text:p>4918</text:p>
          </table:table-cell>
          <table:table-cell table:formula="of:=[.O59]*[.$B$5]" office:value-type="float" office:value="702661" calcext:value-type="float">
            <text:p>702661</text:p>
          </table:table-cell>
          <table:table-cell table:style-name="ce1" table:formula="of:=[.P59]*[.$B$5]" office:value-type="float" office:value="15050" calcext:value-type="float">
            <text:p>15050</text:p>
          </table:table-cell>
          <table:table-cell/>
          <table:table-cell table:style-name="ce1" office:value-type="float" office:value="0.004918" calcext:value-type="float">
            <text:p>0,004918</text:p>
          </table:table-cell>
          <table:table-cell table:style-name="ce1" office:value-type="float" office:value="0.702661" calcext:value-type="float">
            <text:p>0,702661</text:p>
          </table:table-cell>
          <table:table-cell table:style-name="ce1" office:value-type="float" office:value="0.01505" calcext:value-type="float">
            <text:p>0,01505</text:p>
          </table:table-cell>
          <table:table-cell table:number-columns-repeated="3"/>
        </table:table-row>
        <table:table-row table:style-name="ro1">
          <table:table-cell table:style-name="ce1" office:value-type="float" office:value="0.068682" calcext:value-type="float">
            <text:p>0,068682</text:p>
          </table:table-cell>
          <table:table-cell table:style-name="ce1" office:value-type="float" office:value="0.053305" calcext:value-type="float">
            <text:p>0,053305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[.$B$5]*[.A60]" office:value-type="float" office:value="68682" calcext:value-type="float">
            <text:p>68682</text:p>
          </table:table-cell>
          <table:table-cell table:formula="of:=[.$B$5]*[.B60]" office:value-type="float" office:value="53305" calcext:value-type="float">
            <text:p>53305</text:p>
          </table:table-cell>
          <table:table-cell/>
          <table:table-cell table:style-name="ce11"/>
          <table:table-cell table:style-name="ce1" office:value-type="float" office:value="5000" calcext:value-type="float">
            <text:p>5000</text:p>
          </table:table-cell>
          <table:table-cell table:formula="of:=[.N60]*[.$B$5]" office:value-type="float" office:value="13513" calcext:value-type="float">
            <text:p>13513</text:p>
          </table:table-cell>
          <table:table-cell table:formula="of:=[.O60]*[.$B$5]" office:value-type="float" office:value="4619594" calcext:value-type="float">
            <text:p>4619594</text:p>
          </table:table-cell>
          <table:table-cell table:style-name="ce1" table:formula="of:=[.P60]*[.$B$5]" office:value-type="float" office:value="44203" calcext:value-type="float">
            <text:p>44203</text:p>
          </table:table-cell>
          <table:table-cell/>
          <table:table-cell table:style-name="ce1" office:value-type="float" office:value="0.013513" calcext:value-type="float">
            <text:p>0,013513</text:p>
          </table:table-cell>
          <table:table-cell table:style-name="ce1" office:value-type="float" office:value="4.619594" calcext:value-type="float">
            <text:p>4,619594</text:p>
          </table:table-cell>
          <table:table-cell table:style-name="ce1" office:value-type="float" office:value="0.044203" calcext:value-type="float">
            <text:p>0,04420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3" table:number-rows-spanned="1">
            <text:p>Średni czas realizacji pojedynczej funkcji</text:p>
          </table:table-cell>
          <table:covered-table-cell table:number-columns-repeated="2"/>
          <table:table-cell table:style-name="ce11" table:number-columns-repeated="2"/>
          <table:table-cell table:style-name="ce3" office:value-type="string" calcext:value-type="string" table:number-columns-spanned="4" table:number-rows-spanned="1">
            <text:p>Średni czas realizacji pojedynczej funkcji</text:p>
          </table:table-cell>
          <table:covered-table-cell table:number-columns-repeated="2"/>
          <table:covered-table-cell table:style-name="ce1"/>
          <table:table-cell table:number-columns-repeated="7"/>
        </table:table-row>
        <table:table-row table:style-name="ro1">
          <table:table-cell table:number-columns-repeated="3"/>
          <table:table-cell table:style-name="ce4" office:value-type="string" calcext:value-type="string">
            <text:p>ilość danych</text:p>
          </table:table-cell>
          <table:table-cell table:style-name="ce6" office:value-type="string" calcext:value-type="string">
            <text:p>Dodaj [micro s]</text:p>
          </table:table-cell>
          <table:table-cell table:style-name="ce10" office:value-type="string" calcext:value-type="string">
            <text:p>Wyszukaj [micro s]</text:p>
          </table:table-cell>
          <table:table-cell/>
          <table:table-cell table:style-name="ce9"/>
          <table:table-cell table:style-name="ce4" office:value-type="string" calcext:value-type="string">
            <text:p>ilość danych</text:p>
          </table:table-cell>
          <table:table-cell table:style-name="ce6" office:value-type="string" calcext:value-type="string">
            <text:p>Dodaj [micro s]</text:p>
          </table:table-cell>
          <table:table-cell table:style-name="ce6" office:value-type="string" calcext:value-type="string">
            <text:p>Usuń [micro s]</text:p>
          </table:table-cell>
          <table:table-cell table:style-name="ce6" office:value-type="string" calcext:value-type="string">
            <text:p>Wyszukaj [micro s]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4"/>
          <table:table-cell table:style-name="ce7" office:value-type="string" calcext:value-type="string">
            <text:p>(początek)</text:p>
          </table:table-cell>
          <table:table-cell table:style-name="ce7"/>
          <table:table-cell/>
          <table:table-cell table:style-name="ce9"/>
          <table:table-cell table:style-name="ce4"/>
          <table:table-cell table:number-columns-repeated="2" table:style-name="ce7" office:value-type="string" calcext:value-type="string">
            <text:p>(początek)</text:p>
          </table:table-cell>
          <table:table-cell table:style-name="ce7"/>
          <table:table-cell table:number-columns-repeated="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formula="of:=[.E55]/[.$D55]" office:value-type="float" office:value="7.92" calcext:value-type="float">
            <text:p>7,92</text:p>
          </table:table-cell>
          <table:table-cell table:formula="of:=[.F55]/[.$D55]" office:value-type="float" office:value="4.4" calcext:value-type="float">
            <text:p>4,4</text:p>
          </table:table-cell>
          <table:table-cell/>
          <table:table-cell table:style-name="ce11"/>
          <table:table-cell table:style-name="ce1" office:value-type="float" office:value="100" calcext:value-type="float">
            <text:p>100</text:p>
          </table:table-cell>
          <table:table-cell table:formula="of:=[.J55]/[.$D55]" office:value-type="float" office:value="2.3" calcext:value-type="float">
            <text:p>2,3</text:p>
          </table:table-cell>
          <table:table-cell table:formula="of:=[.K55]/[.$D55]" office:value-type="float" office:value="19.2" calcext:value-type="float">
            <text:p>19,2</text:p>
          </table:table-cell>
          <table:table-cell table:style-name="ce1" table:formula="of:=[.L55]/[.$D55]" office:value-type="float" office:value="4.51" calcext:value-type="float">
            <text:p>4,5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table:formula="of:=[.E56]/[.$D56]" office:value-type="float" office:value="8.9" calcext:value-type="float">
            <text:p>8,9</text:p>
          </table:table-cell>
          <table:table-cell table:formula="of:=[.F56]/[.$D56]" office:value-type="float" office:value="5.21" calcext:value-type="float">
            <text:p>5,21</text:p>
          </table:table-cell>
          <table:table-cell/>
          <table:table-cell table:style-name="ce11"/>
          <table:table-cell table:style-name="ce1" office:value-type="float" office:value="200" calcext:value-type="float">
            <text:p>200</text:p>
          </table:table-cell>
          <table:table-cell table:formula="of:=[.J56]/[.$D56]" office:value-type="float" office:value="2.3" calcext:value-type="float">
            <text:p>2,3</text:p>
          </table:table-cell>
          <table:table-cell table:formula="of:=[.K56]/[.$D56]" office:value-type="float" office:value="33.57" calcext:value-type="float">
            <text:p>33,57</text:p>
          </table:table-cell>
          <table:table-cell table:style-name="ce1" table:formula="of:=[.L56]/[.$D56]" office:value-type="float" office:value="5.115" calcext:value-type="float">
            <text:p>5,11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table:formula="of:=[.E57]/[.$D57]" office:value-type="float" office:value="9.646" calcext:value-type="float">
            <text:p>9,646</text:p>
          </table:table-cell>
          <table:table-cell table:formula="of:=[.F57]/[.$D57]" office:value-type="float" office:value="6.16" calcext:value-type="float">
            <text:p>6,16</text:p>
          </table:table-cell>
          <table:table-cell/>
          <table:table-cell table:style-name="ce11"/>
          <table:table-cell table:style-name="ce1" office:value-type="float" office:value="500" calcext:value-type="float">
            <text:p>500</text:p>
          </table:table-cell>
          <table:table-cell table:formula="of:=[.J57]/[.$D57]" office:value-type="float" office:value="2.332" calcext:value-type="float">
            <text:p>2,332</text:p>
          </table:table-cell>
          <table:table-cell table:formula="of:=[.K57]/[.$D57]" office:value-type="float" office:value="81.23" calcext:value-type="float">
            <text:p>81,23</text:p>
          </table:table-cell>
          <table:table-cell table:style-name="ce1" table:formula="of:=[.L57]/[.$D57]" office:value-type="float" office:value="6.03" calcext:value-type="float">
            <text:p>6,0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table:formula="of:=[.E58]/[.$D58]" office:value-type="float" office:value="10.465" calcext:value-type="float">
            <text:p>10,465</text:p>
          </table:table-cell>
          <table:table-cell table:formula="of:=[.F58]/[.$D58]" office:value-type="float" office:value="7.191" calcext:value-type="float">
            <text:p>7,191</text:p>
          </table:table-cell>
          <table:table-cell/>
          <table:table-cell table:style-name="ce11"/>
          <table:table-cell table:style-name="ce1" office:value-type="float" office:value="1000" calcext:value-type="float">
            <text:p>1000</text:p>
          </table:table-cell>
          <table:table-cell table:formula="of:=[.J58]/[.$D58]" office:value-type="float" office:value="2.416" calcext:value-type="float">
            <text:p>2,416</text:p>
          </table:table-cell>
          <table:table-cell table:formula="of:=[.K58]/[.$D58]" office:value-type="float" office:value="169.823" calcext:value-type="float">
            <text:p>169,823</text:p>
          </table:table-cell>
          <table:table-cell table:style-name="ce1" table:formula="of:=[.L58]/[.$D58]" office:value-type="float" office:value="6.824" calcext:value-type="float">
            <text:p>6,82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table:formula="of:=[.E59]/[.$D59]" office:value-type="float" office:value="11.3425" calcext:value-type="float">
            <text:p>11,3425</text:p>
          </table:table-cell>
          <table:table-cell table:formula="of:=[.F59]/[.$D59]" office:value-type="float" office:value="8.2025" calcext:value-type="float">
            <text:p>8,2025</text:p>
          </table:table-cell>
          <table:table-cell/>
          <table:table-cell table:style-name="ce11"/>
          <table:table-cell table:style-name="ce1" office:value-type="float" office:value="2000" calcext:value-type="float">
            <text:p>2000</text:p>
          </table:table-cell>
          <table:table-cell table:formula="of:=[.J59]/[.$D59]" office:value-type="float" office:value="2.459" calcext:value-type="float">
            <text:p>2,459</text:p>
          </table:table-cell>
          <table:table-cell table:formula="of:=[.K59]/[.$D59]" office:value-type="float" office:value="351.3305" calcext:value-type="float">
            <text:p>351,3305</text:p>
          </table:table-cell>
          <table:table-cell table:style-name="ce1" table:formula="of:=[.L59]/[.$D59]" office:value-type="float" office:value="7.525" calcext:value-type="float">
            <text:p>7,52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000" calcext:value-type="float">
            <text:p>5000</text:p>
          </table:table-cell>
          <table:table-cell table:formula="of:=[.E60]/[.$D60]" office:value-type="float" office:value="13.7364" calcext:value-type="float">
            <text:p>13,7364</text:p>
          </table:table-cell>
          <table:table-cell table:formula="of:=[.F60]/[.$D60]" office:value-type="float" office:value="10.661" calcext:value-type="float">
            <text:p>10,661</text:p>
          </table:table-cell>
          <table:table-cell/>
          <table:table-cell table:style-name="ce11"/>
          <table:table-cell table:style-name="ce1" office:value-type="float" office:value="5000" calcext:value-type="float">
            <text:p>5000</text:p>
          </table:table-cell>
          <table:table-cell table:formula="of:=[.J60]/[.$D60]" office:value-type="float" office:value="2.7026" calcext:value-type="float">
            <text:p>2,7026</text:p>
          </table:table-cell>
          <table:table-cell table:formula="of:=[.K60]/[.$D60]" office:value-type="float" office:value="923.9188" calcext:value-type="float">
            <text:p>923,9188</text:p>
          </table:table-cell>
          <table:table-cell table:style-name="ce1" table:formula="of:=[.L60]/[.$D60]" office:value-type="float" office:value="8.8406" calcext:value-type="float">
            <text:p>8,8406</text:p>
          </table:table-cell>
          <table:table-cell table:number-columns-repeated="7"/>
        </table:table-row>
        <table:table-row table:style-name="ro1" table:number-rows-repeated="8"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style-name="ce2" office:value-type="string" calcext:value-type="string" table:number-columns-spanned="2" table:number-rows-spanned="1">
            <text:p>Dodawanie na koniec</text:p>
          </table:table-cell>
          <table:covered-table-cell table:style-name="Default"/>
          <table:table-cell table:number-columns-repeated="2"/>
          <table:table-cell table:style-name="ce2" office:value-type="string" calcext:value-type="string" table:number-columns-spanned="2" table:number-rows-spanned="1">
            <text:p>Dodawanie na początek</text:p>
          </table:table-cell>
          <table:covered-table-cell table:style-name="Default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style-name="ce8" office:value-type="string" calcext:value-type="string">
            <text:p>Tablica</text:p>
          </table:table-cell>
          <table:table-cell office:value-type="string" calcext:value-type="string">
            <text:p>Lista</text:p>
          </table:table-cell>
          <table:table-cell table:number-columns-repeated="2"/>
          <table:table-cell table:style-name="ce8" office:value-type="string" calcext:value-type="string">
            <text:p>Tablica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Kopiec</text:p>
          </table:table-cell>
          <table:table-cell table:style-name="ce1" office:value-type="string" calcext:value-type="string">
            <text:p>Drzew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8" table:formula="of:=[.E18]" office:value-type="float" office:value="9.31" calcext:value-type="float">
            <text:p>9,31</text:p>
          </table:table-cell>
          <table:table-cell table:formula="of:=[.E42]" office:value-type="float" office:value="3.31" calcext:value-type="float">
            <text:p>3,31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8" table:formula="of:=[.G18]" office:value-type="float" office:value="8.9" calcext:value-type="float">
            <text:p>8,9</text:p>
          </table:table-cell>
          <table:table-cell table:formula="of:=[.G42]" office:value-type="float" office:value="0.31" calcext:value-type="float">
            <text:p>0,31</text:p>
          </table:table-cell>
          <table:table-cell table:formula="of:=[.J65]" office:value-type="float" office:value="2.3" calcext:value-type="float">
            <text:p>2,3</text:p>
          </table:table-cell>
          <table:table-cell table:style-name="ce1" table:formula="of:=[.E65]" office:value-type="float" office:value="7.92" calcext:value-type="float">
            <text:p>7,9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table:style-name="ce8" table:formula="of:=[.E19]" office:value-type="float" office:value="8.19" calcext:value-type="float">
            <text:p>8,19</text:p>
          </table:table-cell>
          <table:table-cell table:formula="of:=[.E43]" office:value-type="float" office:value="5.72" calcext:value-type="float">
            <text:p>5,72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 table:style-name="ce8" table:formula="of:=[.G19]" office:value-type="float" office:value="8.13" calcext:value-type="float">
            <text:p>8,13</text:p>
          </table:table-cell>
          <table:table-cell table:formula="of:=[.G43]" office:value-type="float" office:value="0.27" calcext:value-type="float">
            <text:p>0,27</text:p>
          </table:table-cell>
          <table:table-cell table:formula="of:=[.J66]" office:value-type="float" office:value="2.3" calcext:value-type="float">
            <text:p>2,3</text:p>
          </table:table-cell>
          <table:table-cell table:style-name="ce1" table:formula="of:=[.E66]" office:value-type="float" office:value="8.9" calcext:value-type="float">
            <text:p>8,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table:style-name="ce8" table:formula="of:=[.E20]" office:value-type="float" office:value="12.368" calcext:value-type="float">
            <text:p>12,368</text:p>
          </table:table-cell>
          <table:table-cell table:formula="of:=[.E44]" office:value-type="float" office:value="13.694" calcext:value-type="float">
            <text:p>13,694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table:style-name="ce8" table:formula="of:=[.G20]" office:value-type="float" office:value="12.734" calcext:value-type="float">
            <text:p>12,734</text:p>
          </table:table-cell>
          <table:table-cell table:formula="of:=[.G44]" office:value-type="float" office:value="0.264" calcext:value-type="float">
            <text:p>0,264</text:p>
          </table:table-cell>
          <table:table-cell table:formula="of:=[.J67]" office:value-type="float" office:value="2.332" calcext:value-type="float">
            <text:p>2,332</text:p>
          </table:table-cell>
          <table:table-cell table:style-name="ce1" table:formula="of:=[.E67]" office:value-type="float" office:value="9.646" calcext:value-type="float">
            <text:p>9,64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table:style-name="ce8" table:formula="of:=[.E21]" office:value-type="float" office:value="23.102" calcext:value-type="float">
            <text:p>23,102</text:p>
          </table:table-cell>
          <table:table-cell table:formula="of:=[.E45]" office:value-type="float" office:value="29.476" calcext:value-type="float">
            <text:p>29,476</text:p>
          </table:table-cell>
          <table:table-cell/>
          <table:table-cell table:style-name="ce1" office:value-type="float" office:value="1000" calcext:value-type="float">
            <text:p>1000</text:p>
          </table:table-cell>
          <table:table-cell table:style-name="ce8" table:formula="of:=[.G21]" office:value-type="float" office:value="23.415" calcext:value-type="float">
            <text:p>23,415</text:p>
          </table:table-cell>
          <table:table-cell table:formula="of:=[.G45]" office:value-type="float" office:value="0.264" calcext:value-type="float">
            <text:p>0,264</text:p>
          </table:table-cell>
          <table:table-cell table:formula="of:=[.J68]" office:value-type="float" office:value="2.416" calcext:value-type="float">
            <text:p>2,416</text:p>
          </table:table-cell>
          <table:table-cell table:style-name="ce1" table:formula="of:=[.E68]" office:value-type="float" office:value="10.465" calcext:value-type="float">
            <text:p>10,46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table:style-name="ce8" table:formula="of:=[.E22]" office:value-type="float" office:value="44.3015" calcext:value-type="float">
            <text:p>44,3015</text:p>
          </table:table-cell>
          <table:table-cell table:formula="of:=[.E46]" office:value-type="float" office:value="76.57" calcext:value-type="float">
            <text:p>76,57</text:p>
          </table:table-cell>
          <table:table-cell/>
          <table:table-cell table:style-name="ce1" office:value-type="float" office:value="2000" calcext:value-type="float">
            <text:p>2000</text:p>
          </table:table-cell>
          <table:table-cell table:style-name="ce8" table:formula="of:=[.G22]" office:value-type="float" office:value="44.428" calcext:value-type="float">
            <text:p>44,428</text:p>
          </table:table-cell>
          <table:table-cell table:formula="of:=[.G46]" office:value-type="float" office:value="0.2575" calcext:value-type="float">
            <text:p>0,2575</text:p>
          </table:table-cell>
          <table:table-cell table:formula="of:=[.J69]" office:value-type="float" office:value="2.459" calcext:value-type="float">
            <text:p>2,459</text:p>
          </table:table-cell>
          <table:table-cell table:style-name="ce1" table:formula="of:=[.E69]" office:value-type="float" office:value="11.3425" calcext:value-type="float">
            <text:p>11,342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000" calcext:value-type="float">
            <text:p>5000</text:p>
          </table:table-cell>
          <table:table-cell table:style-name="ce8" table:formula="of:=[.E23]" office:value-type="float" office:value="110.595" calcext:value-type="float">
            <text:p>110,595</text:p>
          </table:table-cell>
          <table:table-cell table:formula="of:=[.E47]" office:value-type="float" office:value="225.0102" calcext:value-type="float">
            <text:p>225,0102</text:p>
          </table:table-cell>
          <table:table-cell/>
          <table:table-cell table:style-name="ce1" office:value-type="float" office:value="5000" calcext:value-type="float">
            <text:p>5000</text:p>
          </table:table-cell>
          <table:table-cell table:style-name="ce8" table:formula="of:=[.G23]" office:value-type="float" office:value="110.7436" calcext:value-type="float">
            <text:p>110,7436</text:p>
          </table:table-cell>
          <table:table-cell table:formula="of:=[.G47]" office:value-type="float" office:value="0.2664" calcext:value-type="float">
            <text:p>0,2664</text:p>
          </table:table-cell>
          <table:table-cell table:formula="of:=[.J70]" office:value-type="float" office:value="2.7026" calcext:value-type="float">
            <text:p>2,7026</text:p>
          </table:table-cell>
          <table:table-cell table:style-name="ce1" table:formula="of:=[.E70]" office:value-type="float" office:value="13.7364" calcext:value-type="float">
            <text:p>13,736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style-name="ce9"/>
          <table:table-cell table:style-name="Default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style-name="ce2" office:value-type="string" calcext:value-type="string" table:number-columns-spanned="2" table:number-rows-spanned="1">
            <text:p>Dodawanie na wybranym miejscu</text:p>
          </table:table-cell>
          <table:covered-table-cell table:style-name="Default"/>
          <table:table-cell table:number-columns-repeated="2"/>
          <table:table-cell table:style-name="ce2" office:value-type="string" calcext:value-type="string" table:number-columns-spanned="2" table:number-rows-spanned="1">
            <text:p>Usuwanie z początku</text:p>
          </table:table-cell>
          <table:covered-table-cell table:style-name="Default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style-name="ce8" office:value-type="string" calcext:value-type="string">
            <text:p>Tablica</text:p>
          </table:table-cell>
          <table:table-cell office:value-type="string" calcext:value-type="string">
            <text:p>Lista</text:p>
          </table:table-cell>
          <table:table-cell table:number-columns-repeated="2"/>
          <table:table-cell table:style-name="ce8" office:value-type="string" calcext:value-type="string">
            <text:p>Tablica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Kopiec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8" table:formula="of:=[.I18]" office:value-type="float" office:value="9.91" calcext:value-type="float">
            <text:p>9,91</text:p>
          </table:table-cell>
          <table:table-cell table:formula="of:=[.I42]" office:value-type="float" office:value="2.15" calcext:value-type="float">
            <text:p>2,15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8" table:formula="of:=[.H18]" office:value-type="float" office:value="9.53" calcext:value-type="float">
            <text:p>9,53</text:p>
          </table:table-cell>
          <table:table-cell table:formula="of:=[.H42]" office:value-type="float" office:value="0.34" calcext:value-type="float">
            <text:p>0,34</text:p>
          </table:table-cell>
          <table:table-cell table:formula="of:=[.K65]" office:value-type="float" office:value="19.2" calcext:value-type="float">
            <text:p>19,2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table:style-name="ce8" table:formula="of:=[.I19]" office:value-type="float" office:value="8.735" calcext:value-type="float">
            <text:p>8,735</text:p>
          </table:table-cell>
          <table:table-cell table:formula="of:=[.I43]" office:value-type="float" office:value="3.725" calcext:value-type="float">
            <text:p>3,725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 table:style-name="ce8" table:formula="of:=[.H19]" office:value-type="float" office:value="8.15" calcext:value-type="float">
            <text:p>8,15</text:p>
          </table:table-cell>
          <table:table-cell table:formula="of:=[.H43]" office:value-type="float" office:value="0.295" calcext:value-type="float">
            <text:p>0,295</text:p>
          </table:table-cell>
          <table:table-cell table:formula="of:=[.K66]" office:value-type="float" office:value="33.57" calcext:value-type="float">
            <text:p>33,57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table:style-name="ce8" table:formula="of:=[.I20]" office:value-type="float" office:value="14.048" calcext:value-type="float">
            <text:p>14,048</text:p>
          </table:table-cell>
          <table:table-cell table:formula="of:=[.I44]" office:value-type="float" office:value="8.96" calcext:value-type="float">
            <text:p>8,96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table:style-name="ce8" table:formula="of:=[.H20]" office:value-type="float" office:value="12.704" calcext:value-type="float">
            <text:p>12,704</text:p>
          </table:table-cell>
          <table:table-cell table:formula="of:=[.H44]" office:value-type="float" office:value="0.296" calcext:value-type="float">
            <text:p>0,296</text:p>
          </table:table-cell>
          <table:table-cell table:formula="of:=[.K67]" office:value-type="float" office:value="81.23" calcext:value-type="float">
            <text:p>81,23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table:style-name="ce8" table:formula="of:=[.I21]" office:value-type="float" office:value="25.428" calcext:value-type="float">
            <text:p>25,428</text:p>
          </table:table-cell>
          <table:table-cell table:formula="of:=[.I45]" office:value-type="float" office:value="18.504" calcext:value-type="float">
            <text:p>18,504</text:p>
          </table:table-cell>
          <table:table-cell/>
          <table:table-cell table:style-name="ce1" office:value-type="float" office:value="1000" calcext:value-type="float">
            <text:p>1000</text:p>
          </table:table-cell>
          <table:table-cell table:style-name="ce8" table:formula="of:=[.H21]" office:value-type="float" office:value="23.202" calcext:value-type="float">
            <text:p>23,202</text:p>
          </table:table-cell>
          <table:table-cell table:formula="of:=[.H45]" office:value-type="float" office:value="0.307" calcext:value-type="float">
            <text:p>0,307</text:p>
          </table:table-cell>
          <table:table-cell table:formula="of:=[.K68]" office:value-type="float" office:value="169.823" calcext:value-type="float">
            <text:p>169,823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table:style-name="ce8" table:formula="of:=[.I22]" office:value-type="float" office:value="48.7205" calcext:value-type="float">
            <text:p>48,7205</text:p>
          </table:table-cell>
          <table:table-cell table:formula="of:=[.I46]" office:value-type="float" office:value="49.8585" calcext:value-type="float">
            <text:p>49,8585</text:p>
          </table:table-cell>
          <table:table-cell/>
          <table:table-cell table:style-name="ce1" office:value-type="float" office:value="2000" calcext:value-type="float">
            <text:p>2000</text:p>
          </table:table-cell>
          <table:table-cell table:style-name="ce8" table:formula="of:=[.H22]" office:value-type="float" office:value="44.4325" calcext:value-type="float">
            <text:p>44,4325</text:p>
          </table:table-cell>
          <table:table-cell table:formula="of:=[.H46]" office:value-type="float" office:value="0.3285" calcext:value-type="float">
            <text:p>0,3285</text:p>
          </table:table-cell>
          <table:table-cell table:formula="of:=[.K69]" office:value-type="float" office:value="351.3305" calcext:value-type="float">
            <text:p>351,3305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3"/>
          <table:table-cell office:value-type="float" office:value="5000" calcext:value-type="float">
            <text:p>5000</text:p>
          </table:table-cell>
          <table:table-cell table:style-name="ce8" table:formula="of:=[.I23]" office:value-type="float" office:value="119.4792" calcext:value-type="float">
            <text:p>119,4792</text:p>
          </table:table-cell>
          <table:table-cell table:formula="of:=[.I47]" office:value-type="float" office:value="149.988" calcext:value-type="float">
            <text:p>149,988</text:p>
          </table:table-cell>
          <table:table-cell/>
          <table:table-cell table:style-name="ce1" office:value-type="float" office:value="5000" calcext:value-type="float">
            <text:p>5000</text:p>
          </table:table-cell>
          <table:table-cell table:style-name="ce8" table:formula="of:=[.H23]" office:value-type="float" office:value="109.9384" calcext:value-type="float">
            <text:p>109,9384</text:p>
          </table:table-cell>
          <table:table-cell table:formula="of:=[.H47]" office:value-type="float" office:value="0.343" calcext:value-type="float">
            <text:p>0,343</text:p>
          </table:table-cell>
          <table:table-cell table:formula="of:=[.K70]" office:value-type="float" office:value="923.9188" calcext:value-type="float">
            <text:p>923,9188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style-name="ce2" office:value-type="string" calcext:value-type="string" table:number-columns-spanned="2" table:number-rows-spanned="1">
            <text:p>Usuwanie z końca</text:p>
          </table:table-cell>
          <table:covered-table-cell table:style-name="Default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style-name="ce8" office:value-type="string" calcext:value-type="string">
            <text:p>Tablica</text:p>
          </table:table-cell>
          <table:table-cell office:value-type="string" calcext:value-type="string">
            <text:p>Lista</text:p>
          </table:table-cell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8" table:formula="of:=[.F18]" office:value-type="float" office:value="8.8" calcext:value-type="float">
            <text:p>8,8</text:p>
          </table:table-cell>
          <table:table-cell table:formula="of:=[.F42]" office:value-type="float" office:value="2.82" calcext:value-type="float">
            <text:p>2,82</text:p>
          </table:table-cell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table:style-name="ce8" table:formula="of:=[.F19]" office:value-type="float" office:value="8.07" calcext:value-type="float">
            <text:p>8,07</text:p>
          </table:table-cell>
          <table:table-cell table:formula="of:=[.F43]" office:value-type="float" office:value="4.9" calcext:value-type="float">
            <text:p>4,9</text:p>
          </table:table-cell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table:style-name="ce8" table:formula="of:=[.F20]" office:value-type="float" office:value="12.608" calcext:value-type="float">
            <text:p>12,608</text:p>
          </table:table-cell>
          <table:table-cell table:formula="of:=[.F44]" office:value-type="float" office:value="11.454" calcext:value-type="float">
            <text:p>11,454</text:p>
          </table:table-cell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table:style-name="ce8" table:formula="of:=[.F21]" office:value-type="float" office:value="23.859" calcext:value-type="float">
            <text:p>23,859</text:p>
          </table:table-cell>
          <table:table-cell table:formula="of:=[.F45]" office:value-type="float" office:value="26.425" calcext:value-type="float">
            <text:p>26,425</text:p>
          </table:table-cell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table:style-name="ce8" table:formula="of:=[.F22]" office:value-type="float" office:value="44.8935" calcext:value-type="float">
            <text:p>44,8935</text:p>
          </table:table-cell>
          <table:table-cell table:formula="of:=[.F46]" office:value-type="float" office:value="75.2025" calcext:value-type="float">
            <text:p>75,2025</text:p>
          </table:table-cell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5000" calcext:value-type="float">
            <text:p>5000</text:p>
          </table:table-cell>
          <table:table-cell table:style-name="ce8" table:formula="of:=[.F23]" office:value-type="float" office:value="111.9284" calcext:value-type="float">
            <text:p>111,9284</text:p>
          </table:table-cell>
          <table:table-cell table:formula="of:=[.F47]" office:value-type="float" office:value="222.6654" calcext:value-type="float">
            <text:p>222,6654</text:p>
          </table:table-cell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style-name="ce2" office:value-type="string" calcext:value-type="string" table:number-columns-spanned="2" table:number-rows-spanned="1">
            <text:p>Usuwanie z wybranej pozycji</text:p>
          </table:table-cell>
          <table:covered-table-cell table:style-name="Default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style-name="ce8" office:value-type="string" calcext:value-type="string">
            <text:p>Tablica</text:p>
          </table:table-cell>
          <table:table-cell office:value-type="string" calcext:value-type="string">
            <text:p>Lista</text:p>
          </table:table-cell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8" table:formula="of:=[.J18]" office:value-type="float" office:value="9.67" calcext:value-type="float">
            <text:p>9,67</text:p>
          </table:table-cell>
          <table:table-cell table:formula="of:=[.J42]" office:value-type="float" office:value="1.4" calcext:value-type="float">
            <text:p>1,4</text:p>
          </table:table-cell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table:style-name="ce8" table:formula="of:=[.J19]" office:value-type="float" office:value="8.23" calcext:value-type="float">
            <text:p>8,23</text:p>
          </table:table-cell>
          <table:table-cell table:formula="of:=[.J43]" office:value-type="float" office:value="2.285" calcext:value-type="float">
            <text:p>2,285</text:p>
          </table:table-cell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table:style-name="ce8" table:formula="of:=[.J20]" office:value-type="float" office:value="12.924" calcext:value-type="float">
            <text:p>12,924</text:p>
          </table:table-cell>
          <table:table-cell table:formula="of:=[.J44]" office:value-type="float" office:value="4.986" calcext:value-type="float">
            <text:p>4,986</text:p>
          </table:table-cell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table:style-name="ce8" table:formula="of:=[.J21]" office:value-type="float" office:value="23.077" calcext:value-type="float">
            <text:p>23,077</text:p>
          </table:table-cell>
          <table:table-cell table:formula="of:=[.J45]" office:value-type="float" office:value="9.553" calcext:value-type="float">
            <text:p>9,553</text:p>
          </table:table-cell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table:style-name="ce8" table:formula="of:=[.J22]" office:value-type="float" office:value="44.438" calcext:value-type="float">
            <text:p>44,438</text:p>
          </table:table-cell>
          <table:table-cell table:formula="of:=[.J46]" office:value-type="float" office:value="27.072" calcext:value-type="float">
            <text:p>27,072</text:p>
          </table:table-cell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5000" calcext:value-type="float">
            <text:p>5000</text:p>
          </table:table-cell>
          <table:table-cell table:style-name="ce8" table:formula="of:=[.J23]" office:value-type="float" office:value="110.6828" calcext:value-type="float">
            <text:p>110,6828</text:p>
          </table:table-cell>
          <table:table-cell table:formula="of:=[.J47]" office:value-type="float" office:value="94.7476" calcext:value-type="float">
            <text:p>94,7476</text:p>
          </table:table-cell>
          <table:table-cell table:number-columns-repeated="2"/>
          <table:table-cell table:style-name="ce2" office:value-type="string" calcext:value-type="string" table:number-columns-spanned="2" table:number-rows-spanned="1">
            <text:p>Wyszukiwanie</text:p>
          </table:table-cell>
          <table:covered-table-cell table:style-name="Default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  <table:table-cell table:style-name="ce8" office:value-type="string" calcext:value-type="string">
            <text:p>Tablica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Kopiec</text:p>
          </table:table-cell>
          <table:table-cell table:style-name="ce1" office:value-type="string" calcext:value-type="string">
            <text:p>Drzewo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ce1" office:value-type="float" office:value="100" calcext:value-type="float">
            <text:p>100</text:p>
          </table:table-cell>
          <table:table-cell table:style-name="ce8" table:formula="of:=[.K18]" office:value-type="float" office:value="0.15" calcext:value-type="float">
            <text:p>0,15</text:p>
          </table:table-cell>
          <table:table-cell table:formula="of:=[.K42]" office:value-type="float" office:value="0.07" calcext:value-type="float">
            <text:p>0,07</text:p>
          </table:table-cell>
          <table:table-cell table:formula="of:=[.L65]" office:value-type="float" office:value="4.51" calcext:value-type="float">
            <text:p>4,51</text:p>
          </table:table-cell>
          <table:table-cell table:style-name="ce1" table:formula="of:=[.F65]" office:value-type="float" office:value="4.4" calcext:value-type="float">
            <text:p>4,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ce1" office:value-type="float" office:value="200" calcext:value-type="float">
            <text:p>200</text:p>
          </table:table-cell>
          <table:table-cell table:style-name="ce8" table:formula="of:=[.K19]" office:value-type="float" office:value="0.08" calcext:value-type="float">
            <text:p>0,08</text:p>
          </table:table-cell>
          <table:table-cell table:formula="of:=[.K43]" office:value-type="float" office:value="0.06" calcext:value-type="float">
            <text:p>0,06</text:p>
          </table:table-cell>
          <table:table-cell table:formula="of:=[.L66]" office:value-type="float" office:value="5.115" calcext:value-type="float">
            <text:p>5,115</text:p>
          </table:table-cell>
          <table:table-cell table:style-name="ce1" table:formula="of:=[.F66]" office:value-type="float" office:value="5.21" calcext:value-type="float">
            <text:p>5,2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ce1" office:value-type="float" office:value="500" calcext:value-type="float">
            <text:p>500</text:p>
          </table:table-cell>
          <table:table-cell table:style-name="ce8" table:formula="of:=[.K20]" office:value-type="float" office:value="0.052" calcext:value-type="float">
            <text:p>0,052</text:p>
          </table:table-cell>
          <table:table-cell table:formula="of:=[.K44]" office:value-type="float" office:value="0.074" calcext:value-type="float">
            <text:p>0,074</text:p>
          </table:table-cell>
          <table:table-cell table:formula="of:=[.L67]" office:value-type="float" office:value="6.03" calcext:value-type="float">
            <text:p>6,03</text:p>
          </table:table-cell>
          <table:table-cell table:style-name="ce1" table:formula="of:=[.F67]" office:value-type="float" office:value="6.16" calcext:value-type="float">
            <text:p>6,16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ce1" office:value-type="float" office:value="1000" calcext:value-type="float">
            <text:p>1000</text:p>
          </table:table-cell>
          <table:table-cell table:style-name="ce8" table:formula="of:=[.K21]" office:value-type="float" office:value="0.048" calcext:value-type="float">
            <text:p>0,048</text:p>
          </table:table-cell>
          <table:table-cell table:formula="of:=[.K45]" office:value-type="float" office:value="0.065" calcext:value-type="float">
            <text:p>0,065</text:p>
          </table:table-cell>
          <table:table-cell table:formula="of:=[.L68]" office:value-type="float" office:value="6.824" calcext:value-type="float">
            <text:p>6,824</text:p>
          </table:table-cell>
          <table:table-cell table:style-name="ce1" table:formula="of:=[.F68]" office:value-type="float" office:value="7.191" calcext:value-type="float">
            <text:p>7,19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ce1" office:value-type="float" office:value="2000" calcext:value-type="float">
            <text:p>2000</text:p>
          </table:table-cell>
          <table:table-cell table:style-name="ce8" table:formula="of:=[.K22]" office:value-type="float" office:value="0.0465" calcext:value-type="float">
            <text:p>0,0465</text:p>
          </table:table-cell>
          <table:table-cell table:formula="of:=[.K46]" office:value-type="float" office:value="0.0645" calcext:value-type="float">
            <text:p>0,0645</text:p>
          </table:table-cell>
          <table:table-cell table:formula="of:=[.L69]" office:value-type="float" office:value="7.525" calcext:value-type="float">
            <text:p>7,525</text:p>
          </table:table-cell>
          <table:table-cell table:style-name="ce1" table:formula="of:=[.F69]" office:value-type="float" office:value="8.2025" calcext:value-type="float">
            <text:p>8,202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ce1" office:value-type="float" office:value="5000" calcext:value-type="float">
            <text:p>5000</text:p>
          </table:table-cell>
          <table:table-cell table:style-name="ce8" table:formula="of:=[.K23]" office:value-type="float" office:value="0.0474" calcext:value-type="float">
            <text:p>0,0474</text:p>
          </table:table-cell>
          <table:table-cell table:formula="of:=[.K47]" office:value-type="float" office:value="0.0642" calcext:value-type="float">
            <text:p>0,0642</text:p>
          </table:table-cell>
          <table:table-cell table:formula="of:=[.L70]" office:value-type="float" office:value="8.8406" calcext:value-type="float">
            <text:p>8,8406</text:p>
          </table:table-cell>
          <table:table-cell table:style-name="ce1" table:formula="of:=[.F70]" office:value-type="float" office:value="10.661" calcext:value-type="float">
            <text:p>10,66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15:11:38.783981968</meta:creation-date>
    <dc:date>2019-04-27T21:08:30.253342127</dc:date>
    <meta:editing-duration>PT3H2M13S</meta:editing-duration>
    <meta:editing-cycles>12</meta:editing-cycles>
    <meta:generator>LibreOffice/5.1.6.2$Linux_X86_64 LibreOffice_project/10m0$Build-2</meta:generator>
    <meta:document-statistic meta:table-count="1" meta:cell-count="67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38cm" svg:y="0.316cm" chart:style-name="ch2">
          <text:p>Wykres czasu dodawania na koniec struktur</text:p>
        </chart:title>
        <chart:legend chart:legend-position="end" svg:x="14.187cm" svg:y="3.952cm" style:legend-expansion="high" chart:style-name="ch3"/>
        <chart:plot-area chart:style-name="ch4" table:cell-range-address="Arkusz1.D80:Arkusz1.F86" chart:data-source-has-labels="row" svg:x="1.331cm" svg:y="1.275cm" svg:width="12.536cm" svg:height="6.564cm">
          <chartooo:coordinate-region svg:x="2.138cm" svg:y="1.474cm" svg:width="11.357cm" svg:height="5.718cm"/>
          <chart:axis chart:dimension="x" chart:name="primary-x" chart:style-name="ch5">
            <chart:title svg:x="6.378cm" svg:y="8.019cm" chart:style-name="ch6">
              <text:p>ilość elementów</text:p>
            </chart:title>
          </chart:axis>
          <chart:axis chart:dimension="y" chart:name="primary-y" chart:style-name="ch5">
            <chart:title svg:x="0.451cm" svg:y="5.236cm" chart:style-name="ch7">
              <text:p>czas [μs]</text:p>
            </chart:title>
            <chart:grid chart:style-name="ch8" chart:class="major"/>
          </chart:axis>
          <chart:series chart:style-name="ch9" chart:values-cell-range-address="Arkusz1.E81:Arkusz1.E86" chart:label-cell-address="Arkusz1.E80:Arkusz1.E80" chart:class="chart:scatter">
            <chart:domain table:cell-range-address="Arkusz1.D81:Arkusz1.D86"/>
            <chart:data-point chart:repeated="6"/>
          </chart:series>
          <chart:series chart:style-name="ch10" chart:values-cell-range-address="Arkusz1.F81:Arkusz1.F86" chart:label-cell-address="Arkusz1.F80:Arkusz1.F80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Tablica</text:p>
                <draw:g>
                  <svg:desc>Arkusz1.E80:Arkusz1.E80</svg:desc>
                </draw:g>
              </table:table-cell>
              <table:table-cell office:value-type="string">
                <text:p>Lista</text:p>
                <draw:g>
                  <svg:desc>Arkusz1.F80:Arkusz1.F8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Arkusz1.D81:Arkusz1.D86</svg:desc>
                </draw:g>
              </table:table-cell>
              <table:table-cell office:value-type="float" office:value="9.31">
                <text:p>9.31</text:p>
                <draw:g>
                  <svg:desc>Arkusz1.E81:Arkusz1.E86</svg:desc>
                </draw:g>
              </table:table-cell>
              <table:table-cell office:value-type="float" office:value="3.31">
                <text:p>3.31</text:p>
                <draw:g>
                  <svg:desc>Arkusz1.F81:Arkusz1.F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8.19">
                <text:p>8.19</text:p>
              </table:table-cell>
              <table:table-cell office:value-type="float" office:value="5.72">
                <text:p>5.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2.368">
                <text:p>12.368</text:p>
              </table:table-cell>
              <table:table-cell office:value-type="float" office:value="13.694">
                <text:p>13.6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23.102">
                <text:p>23.102</text:p>
              </table:table-cell>
              <table:table-cell office:value-type="float" office:value="29.476">
                <text:p>29.4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44.3015">
                <text:p>44.3015</text:p>
              </table:table-cell>
              <table:table-cell office:value-type="float" office:value="76.57">
                <text:p>76.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110.595">
                <text:p>110.595</text:p>
              </table:table-cell>
              <table:table-cell office:value-type="float" office:value="225.0102">
                <text:p>225.01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title svg:x="3.167cm" svg:y="0.316cm" chart:style-name="ch2">
          <text:p>Wykres czasu dodawania na początek struktury</text:p>
        </chart:title>
        <chart:legend chart:legend-position="end" svg:x="14.107cm" svg:y="3.456cm" style:legend-expansion="high" chart:style-name="ch3"/>
        <chart:plot-area chart:style-name="ch4" table:cell-range-address="Arkusz1.H80:Arkusz1.L86" chart:data-source-has-labels="row" svg:x="1.331cm" svg:y="1.275cm" svg:width="12.456cm" svg:height="6.569cm">
          <chartooo:coordinate-region svg:x="1.952cm" svg:y="1.474cm" svg:width="11.277cm" svg:height="5.723cm"/>
          <chart:axis chart:dimension="x" chart:name="primary-x" chart:style-name="ch5">
            <chart:title svg:x="6.338cm" svg:y="8.024cm" chart:style-name="ch6">
              <text:p>ilość elementów</text:p>
            </chart:title>
          </chart:axis>
          <chart:axis chart:dimension="y" chart:name="primary-y" chart:style-name="ch5">
            <chart:title svg:x="0.451cm" svg:y="5.238cm" chart:style-name="ch7">
              <text:p>czas [μs]</text:p>
            </chart:title>
            <chart:grid chart:style-name="ch8" chart:class="major"/>
          </chart:axis>
          <chart:series chart:style-name="ch9" chart:values-cell-range-address="Arkusz1.I81:Arkusz1.I86" chart:label-cell-address="Arkusz1.I80:Arkusz1.I80" chart:class="chart:scatter">
            <chart:domain table:cell-range-address="Arkusz1.H81:Arkusz1.H86"/>
            <chart:data-point chart:repeated="6"/>
          </chart:series>
          <chart:series chart:style-name="ch10" chart:values-cell-range-address="Arkusz1.J81:Arkusz1.J86" chart:label-cell-address="Arkusz1.J80:Arkusz1.J80" chart:class="chart:scatter">
            <chart:data-point chart:repeated="6"/>
          </chart:series>
          <chart:series chart:style-name="ch11" chart:values-cell-range-address="Arkusz1.K81:Arkusz1.K86" chart:label-cell-address="Arkusz1.K80:Arkusz1.K80" chart:class="chart:scatter">
            <chart:data-point chart:repeated="6"/>
          </chart:series>
          <chart:series chart:style-name="ch12" chart:values-cell-range-address="Arkusz1.L81:Arkusz1.L86" chart:label-cell-address="Arkusz1.L80:Arkusz1.L80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H</text:p>
              </table:table-cell>
              <table:table-cell office:value-type="string">
                <text:p>Tablica</text:p>
                <draw:g>
                  <svg:desc>Arkusz1.I80:Arkusz1.I80</svg:desc>
                </draw:g>
              </table:table-cell>
              <table:table-cell office:value-type="string">
                <text:p>Lista</text:p>
                <draw:g>
                  <svg:desc>Arkusz1.J80:Arkusz1.J80</svg:desc>
                </draw:g>
              </table:table-cell>
              <table:table-cell office:value-type="string">
                <text:p>Kopiec</text:p>
                <draw:g>
                  <svg:desc>Arkusz1.K80:Arkusz1.K80</svg:desc>
                </draw:g>
              </table:table-cell>
              <table:table-cell office:value-type="string">
                <text:p>Drzewo</text:p>
                <draw:g>
                  <svg:desc>Arkusz1.L80:Arkusz1.L8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Arkusz1.H81:Arkusz1.H86</svg:desc>
                </draw:g>
              </table:table-cell>
              <table:table-cell office:value-type="float" office:value="8.9">
                <text:p>8.9</text:p>
                <draw:g>
                  <svg:desc>Arkusz1.I81:Arkusz1.I86</svg:desc>
                </draw:g>
              </table:table-cell>
              <table:table-cell office:value-type="float" office:value="0.31">
                <text:p>0.31</text:p>
                <draw:g>
                  <svg:desc>Arkusz1.J81:Arkusz1.J86</svg:desc>
                </draw:g>
              </table:table-cell>
              <table:table-cell office:value-type="float" office:value="2.3">
                <text:p>2.3</text:p>
                <draw:g>
                  <svg:desc>Arkusz1.K81:Arkusz1.K86</svg:desc>
                </draw:g>
              </table:table-cell>
              <table:table-cell office:value-type="float" office:value="7.92">
                <text:p>7.92</text:p>
                <draw:g>
                  <svg:desc>Arkusz1.L81:Arkusz1.L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8.13">
                <text:p>8.13</text:p>
              </table:table-cell>
              <table:table-cell office:value-type="float" office:value="0.27">
                <text:p>0.27</text:p>
              </table:table-cell>
              <table:table-cell office:value-type="float" office:value="2.3">
                <text:p>2.3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2.734">
                <text:p>12.734</text:p>
              </table:table-cell>
              <table:table-cell office:value-type="float" office:value="0.264">
                <text:p>0.264</text:p>
              </table:table-cell>
              <table:table-cell office:value-type="float" office:value="2.332">
                <text:p>2.332</text:p>
              </table:table-cell>
              <table:table-cell office:value-type="float" office:value="9.646">
                <text:p>9.6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23.415">
                <text:p>23.415</text:p>
              </table:table-cell>
              <table:table-cell office:value-type="float" office:value="0.264">
                <text:p>0.264</text:p>
              </table:table-cell>
              <table:table-cell office:value-type="float" office:value="2.416">
                <text:p>2.416</text:p>
              </table:table-cell>
              <table:table-cell office:value-type="float" office:value="10.465">
                <text:p>10.4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44.428">
                <text:p>44.428</text:p>
              </table:table-cell>
              <table:table-cell office:value-type="float" office:value="0.2575">
                <text:p>0.2575</text:p>
              </table:table-cell>
              <table:table-cell office:value-type="float" office:value="2.459">
                <text:p>2.459</text:p>
              </table:table-cell>
              <table:table-cell office:value-type="float" office:value="11.3425">
                <text:p>11.34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110.7436">
                <text:p>110.7436</text:p>
              </table:table-cell>
              <table:table-cell office:value-type="float" office:value="0.2664">
                <text:p>0.2664</text:p>
              </table:table-cell>
              <table:table-cell office:value-type="float" office:value="2.7026">
                <text:p>2.7026</text:p>
              </table:table-cell>
              <table:table-cell office:value-type="float" office:value="13.7364">
                <text:p>13.73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413cm" svg:y="0.316cm" chart:style-name="ch2">
          <text:p>Wykres czasu dodawania na wybranej pozycji struktury</text:p>
        </chart:title>
        <chart:legend chart:legend-position="end" svg:x="14.187cm" svg:y="3.952cm" style:legend-expansion="high" chart:style-name="ch3"/>
        <chart:plot-area chart:style-name="ch4" table:cell-range-address="Arkusz1.D89:Arkusz1.F95" chart:data-source-has-labels="row" svg:x="1.331cm" svg:y="1.275cm" svg:width="12.536cm" svg:height="6.564cm">
          <chartooo:coordinate-region svg:x="1.952cm" svg:y="1.474cm" svg:width="11.357cm" svg:height="5.718cm"/>
          <chart:axis chart:dimension="x" chart:name="primary-x" chart:style-name="ch5">
            <chart:title svg:x="6.378cm" svg:y="8.019cm" chart:style-name="ch6">
              <text:p>ilość elementów</text:p>
            </chart:title>
          </chart:axis>
          <chart:axis chart:dimension="y" chart:name="primary-y" chart:style-name="ch5">
            <chart:title svg:x="0.451cm" svg:y="5.236cm" chart:style-name="ch7">
              <text:p>czas [μs]</text:p>
            </chart:title>
            <chart:grid chart:style-name="ch8" chart:class="major"/>
          </chart:axis>
          <chart:series chart:style-name="ch9" chart:values-cell-range-address="Arkusz1.E90:Arkusz1.E95" chart:label-cell-address="Arkusz1.E89:Arkusz1.E89" chart:class="chart:scatter">
            <chart:domain table:cell-range-address="Arkusz1.D90:Arkusz1.D95"/>
            <chart:data-point chart:repeated="6"/>
          </chart:series>
          <chart:series chart:style-name="ch10" chart:values-cell-range-address="Arkusz1.F90:Arkusz1.F95" chart:label-cell-address="Arkusz1.F89:Arkusz1.F89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Tablica</text:p>
                <draw:g>
                  <svg:desc>Arkusz1.E89:Arkusz1.E89</svg:desc>
                </draw:g>
              </table:table-cell>
              <table:table-cell office:value-type="string">
                <text:p>Lista</text:p>
                <draw:g>
                  <svg:desc>Arkusz1.F89:Arkusz1.F8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Arkusz1.D90:Arkusz1.D95</svg:desc>
                </draw:g>
              </table:table-cell>
              <table:table-cell office:value-type="float" office:value="9.91">
                <text:p>9.91</text:p>
                <draw:g>
                  <svg:desc>Arkusz1.E90:Arkusz1.E95</svg:desc>
                </draw:g>
              </table:table-cell>
              <table:table-cell office:value-type="float" office:value="2.15">
                <text:p>2.15</text:p>
                <draw:g>
                  <svg:desc>Arkusz1.F90:Arkusz1.F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8.735">
                <text:p>8.735</text:p>
              </table:table-cell>
              <table:table-cell office:value-type="float" office:value="3.725">
                <text:p>3.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4.048">
                <text:p>14.048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25.428">
                <text:p>25.428</text:p>
              </table:table-cell>
              <table:table-cell office:value-type="float" office:value="18.504">
                <text:p>18.5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48.7205">
                <text:p>48.7205</text:p>
              </table:table-cell>
              <table:table-cell office:value-type="float" office:value="49.8585">
                <text:p>49.85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119.4792">
                <text:p>119.4792</text:p>
              </table:table-cell>
              <table:table-cell office:value-type="float" office:value="149.988">
                <text:p>149.9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73cm" svg:height="10.546cm" xlink:href=".." xlink:type="simple" chart:class="chart:scatter" chart:style-name="ch1">
        <chart:title svg:x="4.033cm" svg:y="0.346cm" chart:style-name="ch2">
          <text:p>Wykres czasu wyszukiwania elementu w strukturze</text:p>
        </chart:title>
        <chart:legend chart:legend-position="end" svg:x="16.58cm" svg:y="4.227cm" style:legend-expansion="high" chart:style-name="ch3"/>
        <chart:plot-area chart:style-name="ch4" table:cell-range-address="Arkusz1.H114:Arkusz1.L120" chart:data-source-has-labels="row" svg:x="1.38cm" svg:y="1.335cm" svg:width="14.831cm" svg:height="8.02cm">
          <chartooo:coordinate-region svg:x="1.816cm" svg:y="1.534cm" svg:width="13.838cm" svg:height="7.174cm"/>
          <chart:axis chart:dimension="x" chart:name="primary-x" chart:style-name="ch5">
            <chart:title svg:x="7.574cm" svg:y="9.565cm" chart:style-name="ch6">
              <text:p>ilość elementów</text:p>
            </chart:title>
          </chart:axis>
          <chart:axis chart:dimension="y" chart:name="primary-y" chart:style-name="ch5">
            <chart:title svg:x="0.451cm" svg:y="6.024cm" chart:style-name="ch7">
              <text:p>czas [μs]</text:p>
            </chart:title>
            <chart:grid chart:style-name="ch8" chart:class="major"/>
          </chart:axis>
          <chart:series chart:style-name="ch9" chart:values-cell-range-address="Arkusz1.I115:Arkusz1.I120" chart:label-cell-address="Arkusz1.I114:Arkusz1.I114" chart:class="chart:scatter">
            <chart:domain table:cell-range-address="Arkusz1.H115:Arkusz1.H120"/>
            <chart:data-point chart:repeated="6"/>
          </chart:series>
          <chart:series chart:style-name="ch10" chart:values-cell-range-address="Arkusz1.J115:Arkusz1.J120" chart:label-cell-address="Arkusz1.J114:Arkusz1.J114" chart:class="chart:scatter">
            <chart:data-point chart:repeated="6"/>
          </chart:series>
          <chart:series chart:style-name="ch11" chart:values-cell-range-address="Arkusz1.K115:Arkusz1.K120" chart:label-cell-address="Arkusz1.K114:Arkusz1.K114" chart:class="chart:scatter">
            <chart:data-point chart:repeated="6"/>
          </chart:series>
          <chart:series chart:style-name="ch12" chart:values-cell-range-address="Arkusz1.L115:Arkusz1.L120" chart:label-cell-address="Arkusz1.L114:Arkusz1.L114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H</text:p>
              </table:table-cell>
              <table:table-cell office:value-type="string">
                <text:p>Tablica</text:p>
                <draw:g>
                  <svg:desc>Arkusz1.I114:Arkusz1.I114</svg:desc>
                </draw:g>
              </table:table-cell>
              <table:table-cell office:value-type="string">
                <text:p>Lista</text:p>
                <draw:g>
                  <svg:desc>Arkusz1.J114:Arkusz1.J114</svg:desc>
                </draw:g>
              </table:table-cell>
              <table:table-cell office:value-type="string">
                <text:p>Kopiec</text:p>
                <draw:g>
                  <svg:desc>Arkusz1.K114:Arkusz1.K114</svg:desc>
                </draw:g>
              </table:table-cell>
              <table:table-cell office:value-type="string">
                <text:p>Drzewo</text:p>
                <draw:g>
                  <svg:desc>Arkusz1.L114:Arkusz1.L1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Arkusz1.H115:Arkusz1.H120</svg:desc>
                </draw:g>
              </table:table-cell>
              <table:table-cell office:value-type="float" office:value="0.15">
                <text:p>0.15</text:p>
                <draw:g>
                  <svg:desc>Arkusz1.I115:Arkusz1.I120</svg:desc>
                </draw:g>
              </table:table-cell>
              <table:table-cell office:value-type="float" office:value="0.07">
                <text:p>0.07</text:p>
                <draw:g>
                  <svg:desc>Arkusz1.J115:Arkusz1.J120</svg:desc>
                </draw:g>
              </table:table-cell>
              <table:table-cell office:value-type="float" office:value="4.51">
                <text:p>4.51</text:p>
                <draw:g>
                  <svg:desc>Arkusz1.K115:Arkusz1.K120</svg:desc>
                </draw:g>
              </table:table-cell>
              <table:table-cell office:value-type="float" office:value="4.4">
                <text:p>4.4</text:p>
                <draw:g>
                  <svg:desc>Arkusz1.L115:Arkusz1.L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8">
                <text:p>0.08</text:p>
              </table:table-cell>
              <table:table-cell office:value-type="float" office:value="0.06">
                <text:p>0.06</text:p>
              </table:table-cell>
              <table:table-cell office:value-type="float" office:value="5.115">
                <text:p>5.115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0.052">
                <text:p>0.052</text:p>
              </table:table-cell>
              <table:table-cell office:value-type="float" office:value="0.074">
                <text:p>0.074</text:p>
              </table:table-cell>
              <table:table-cell office:value-type="float" office:value="6.03">
                <text:p>6.03</text:p>
              </table:table-cell>
              <table:table-cell office:value-type="float" office:value="6.16">
                <text:p>6.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48">
                <text:p>0.048</text:p>
              </table:table-cell>
              <table:table-cell office:value-type="float" office:value="0.065">
                <text:p>0.065</text:p>
              </table:table-cell>
              <table:table-cell office:value-type="float" office:value="6.824">
                <text:p>6.824</text:p>
              </table:table-cell>
              <table:table-cell office:value-type="float" office:value="7.191">
                <text:p>7.1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0.0465">
                <text:p>0.0465</text:p>
              </table:table-cell>
              <table:table-cell office:value-type="float" office:value="0.0645">
                <text:p>0.0645</text:p>
              </table:table-cell>
              <table:table-cell office:value-type="float" office:value="7.525">
                <text:p>7.525</text:p>
              </table:table-cell>
              <table:table-cell office:value-type="float" office:value="8.2025">
                <text:p>8.2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0.0474">
                <text:p>0.0474</text:p>
              </table:table-cell>
              <table:table-cell office:value-type="float" office:value="0.0642">
                <text:p>0.0642</text:p>
              </table:table-cell>
              <table:table-cell office:value-type="float" office:value="8.8406">
                <text:p>8.8406</text:p>
              </table:table-cell>
              <table:table-cell office:value-type="float" office:value="10.661">
                <text:p>10.6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title svg:x="3.71cm" svg:y="0.316cm" chart:style-name="ch2">
          <text:p>Wykres czasu usuwania z końca struktury</text:p>
        </chart:title>
        <chart:legend chart:legend-position="end" svg:x="14.187cm" svg:y="3.954cm" style:legend-expansion="high" chart:style-name="ch3"/>
        <chart:plot-area chart:style-name="ch4" table:cell-range-address="Arkusz1.D98:Arkusz1.F104" chart:data-source-has-labels="row" svg:x="1.331cm" svg:y="1.275cm" svg:width="12.536cm" svg:height="6.569cm">
          <chartooo:coordinate-region svg:x="2.138cm" svg:y="1.474cm" svg:width="11.357cm" svg:height="5.723cm"/>
          <chart:axis chart:dimension="x" chart:name="primary-x" chart:style-name="ch5">
            <chart:title svg:x="6.378cm" svg:y="8.024cm" chart:style-name="ch6">
              <text:p>ilość elementów</text:p>
            </chart:title>
          </chart:axis>
          <chart:axis chart:dimension="y" chart:name="primary-y" chart:style-name="ch5">
            <chart:title svg:x="0.451cm" svg:y="5.238cm" chart:style-name="ch7">
              <text:p>czas [μs]</text:p>
            </chart:title>
            <chart:grid chart:style-name="ch8" chart:class="major"/>
          </chart:axis>
          <chart:series chart:style-name="ch9" chart:values-cell-range-address="Arkusz1.E99:Arkusz1.E104" chart:label-cell-address="Arkusz1.E98:Arkusz1.E98" chart:class="chart:scatter">
            <chart:domain table:cell-range-address="Arkusz1.D99:Arkusz1.D104"/>
            <chart:data-point chart:repeated="6"/>
          </chart:series>
          <chart:series chart:style-name="ch10" chart:values-cell-range-address="Arkusz1.F99:Arkusz1.F104" chart:label-cell-address="Arkusz1.F98:Arkusz1.F98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Tablica</text:p>
                <draw:g>
                  <svg:desc>Arkusz1.E98:Arkusz1.E98</svg:desc>
                </draw:g>
              </table:table-cell>
              <table:table-cell office:value-type="string">
                <text:p>Lista</text:p>
                <draw:g>
                  <svg:desc>Arkusz1.F98:Arkusz1.F9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Arkusz1.D99:Arkusz1.D104</svg:desc>
                </draw:g>
              </table:table-cell>
              <table:table-cell office:value-type="float" office:value="8.8">
                <text:p>8.8</text:p>
                <draw:g>
                  <svg:desc>Arkusz1.E99:Arkusz1.E104</svg:desc>
                </draw:g>
              </table:table-cell>
              <table:table-cell office:value-type="float" office:value="2.82">
                <text:p>2.82</text:p>
                <draw:g>
                  <svg:desc>Arkusz1.F99:Arkusz1.F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8.07">
                <text:p>8.07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2.608">
                <text:p>12.608</text:p>
              </table:table-cell>
              <table:table-cell office:value-type="float" office:value="11.454">
                <text:p>11.4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23.859">
                <text:p>23.859</text:p>
              </table:table-cell>
              <table:table-cell office:value-type="float" office:value="26.425">
                <text:p>26.4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44.8935">
                <text:p>44.8935</text:p>
              </table:table-cell>
              <table:table-cell office:value-type="float" office:value="75.2025">
                <text:p>75.2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111.9284">
                <text:p>111.9284</text:p>
              </table:table-cell>
              <table:table-cell office:value-type="float" office:value="222.6654">
                <text:p>222.665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652cm" svg:y="0.316cm" chart:style-name="ch2">
          <text:p>Wykres czasu usuwania z wybranej pozycji struktury</text:p>
        </chart:title>
        <chart:legend chart:legend-position="end" svg:x="14.187cm" svg:y="3.952cm" style:legend-expansion="high" chart:style-name="ch3"/>
        <chart:plot-area chart:style-name="ch4" table:cell-range-address="Arkusz1.D107:Arkusz1.F113" chart:data-source-has-labels="row" svg:x="1.331cm" svg:y="1.275cm" svg:width="12.536cm" svg:height="6.564cm">
          <chartooo:coordinate-region svg:x="1.952cm" svg:y="1.474cm" svg:width="11.357cm" svg:height="5.718cm"/>
          <chart:axis chart:dimension="x" chart:name="primary-x" chart:style-name="ch5">
            <chart:title svg:x="6.378cm" svg:y="8.019cm" chart:style-name="ch6">
              <text:p>ilość elementów</text:p>
            </chart:title>
          </chart:axis>
          <chart:axis chart:dimension="y" chart:name="primary-y" chart:style-name="ch5">
            <chart:title svg:x="0.451cm" svg:y="5.236cm" chart:style-name="ch7">
              <text:p>czas [μs]</text:p>
            </chart:title>
            <chart:grid chart:style-name="ch8" chart:class="major"/>
          </chart:axis>
          <chart:series chart:style-name="ch9" chart:values-cell-range-address="Arkusz1.E108:Arkusz1.E113" chart:label-cell-address="Arkusz1.E107:Arkusz1.E107" chart:class="chart:scatter">
            <chart:domain table:cell-range-address="Arkusz1.D108:Arkusz1.D113"/>
            <chart:data-point chart:repeated="6"/>
          </chart:series>
          <chart:series chart:style-name="ch10" chart:values-cell-range-address="Arkusz1.F108:Arkusz1.F113" chart:label-cell-address="Arkusz1.F107:Arkusz1.F107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Tablica</text:p>
                <draw:g>
                  <svg:desc>Arkusz1.E107:Arkusz1.E107</svg:desc>
                </draw:g>
              </table:table-cell>
              <table:table-cell office:value-type="string">
                <text:p>Lista</text:p>
                <draw:g>
                  <svg:desc>Arkusz1.F107:Arkusz1.F10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Arkusz1.D108:Arkusz1.D113</svg:desc>
                </draw:g>
              </table:table-cell>
              <table:table-cell office:value-type="float" office:value="9.67">
                <text:p>9.67</text:p>
                <draw:g>
                  <svg:desc>Arkusz1.E108:Arkusz1.E113</svg:desc>
                </draw:g>
              </table:table-cell>
              <table:table-cell office:value-type="float" office:value="1.4">
                <text:p>1.4</text:p>
                <draw:g>
                  <svg:desc>Arkusz1.F108:Arkusz1.F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8.23">
                <text:p>8.23</text:p>
              </table:table-cell>
              <table:table-cell office:value-type="float" office:value="2.285">
                <text:p>2.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2.924">
                <text:p>12.924</text:p>
              </table:table-cell>
              <table:table-cell office:value-type="float" office:value="4.986">
                <text:p>4.9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23.077">
                <text:p>23.077</text:p>
              </table:table-cell>
              <table:table-cell office:value-type="float" office:value="9.553">
                <text:p>9.5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44.438">
                <text:p>44.438</text:p>
              </table:table-cell>
              <table:table-cell office:value-type="float" office:value="27.072">
                <text:p>27.0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110.6828">
                <text:p>110.6828</text:p>
              </table:table-cell>
              <table:table-cell office:value-type="float" office:value="94.7476">
                <text:p>94.747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3.406cm" svg:y="0.316cm" chart:style-name="ch2">
          <text:p>Wykres czasu usuwania z początku struktury</text:p>
        </chart:title>
        <chart:legend chart:legend-position="end" svg:x="14.187cm" svg:y="3.706cm" style:legend-expansion="high" chart:style-name="ch3"/>
        <chart:plot-area chart:style-name="ch4" table:cell-range-address="Arkusz1.H89:Arkusz1.K95" chart:data-source-has-labels="row" svg:x="1.331cm" svg:y="1.275cm" svg:width="12.536cm" svg:height="6.57cm">
          <chartooo:coordinate-region svg:x="2.138cm" svg:y="1.474cm" svg:width="11.172cm" svg:height="5.724cm"/>
          <chart:axis chart:dimension="x" chart:name="primary-x" chart:style-name="ch5">
            <chart:title svg:x="6.378cm" svg:y="8.025cm" chart:style-name="ch6">
              <text:p>ilość elementów</text:p>
            </chart:title>
          </chart:axis>
          <chart:axis chart:dimension="y" chart:name="primary-y" chart:style-name="ch5">
            <chart:title svg:x="0.451cm" svg:y="5.239cm" chart:style-name="ch7">
              <text:p>czas [μs]</text:p>
            </chart:title>
            <chart:grid chart:style-name="ch8" chart:class="major"/>
          </chart:axis>
          <chart:series chart:style-name="ch9" chart:values-cell-range-address="Arkusz1.I90:Arkusz1.I95" chart:label-cell-address="Arkusz1.I89:Arkusz1.I89" chart:class="chart:scatter">
            <chart:domain table:cell-range-address="Arkusz1.H90:Arkusz1.H95"/>
            <chart:data-point chart:repeated="6"/>
          </chart:series>
          <chart:series chart:style-name="ch10" chart:values-cell-range-address="Arkusz1.J90:Arkusz1.J95" chart:label-cell-address="Arkusz1.J89:Arkusz1.J89" chart:class="chart:scatter">
            <chart:data-point chart:repeated="6"/>
          </chart:series>
          <chart:series chart:style-name="ch11" chart:values-cell-range-address="Arkusz1.K90:Arkusz1.K95" chart:label-cell-address="Arkusz1.K89:Arkusz1.K89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H</text:p>
              </table:table-cell>
              <table:table-cell office:value-type="string">
                <text:p>Tablica</text:p>
                <draw:g>
                  <svg:desc>Arkusz1.I89:Arkusz1.I89</svg:desc>
                </draw:g>
              </table:table-cell>
              <table:table-cell office:value-type="string">
                <text:p>Lista</text:p>
                <draw:g>
                  <svg:desc>Arkusz1.J89:Arkusz1.J89</svg:desc>
                </draw:g>
              </table:table-cell>
              <table:table-cell office:value-type="string">
                <text:p>Kopiec</text:p>
                <draw:g>
                  <svg:desc>Arkusz1.K89:Arkusz1.K8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Arkusz1.H90:Arkusz1.H95</svg:desc>
                </draw:g>
              </table:table-cell>
              <table:table-cell office:value-type="float" office:value="9.53">
                <text:p>9.53</text:p>
                <draw:g>
                  <svg:desc>Arkusz1.I90:Arkusz1.I95</svg:desc>
                </draw:g>
              </table:table-cell>
              <table:table-cell office:value-type="float" office:value="0.34">
                <text:p>0.34</text:p>
                <draw:g>
                  <svg:desc>Arkusz1.J90:Arkusz1.J95</svg:desc>
                </draw:g>
              </table:table-cell>
              <table:table-cell office:value-type="float" office:value="19.2">
                <text:p>19.2</text:p>
                <draw:g>
                  <svg:desc>Arkusz1.K90:Arkusz1.K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8.15">
                <text:p>8.15</text:p>
              </table:table-cell>
              <table:table-cell office:value-type="float" office:value="0.295">
                <text:p>0.295</text:p>
              </table:table-cell>
              <table:table-cell office:value-type="float" office:value="33.57">
                <text:p>33.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2.704">
                <text:p>12.704</text:p>
              </table:table-cell>
              <table:table-cell office:value-type="float" office:value="0.296">
                <text:p>0.296</text:p>
              </table:table-cell>
              <table:table-cell office:value-type="float" office:value="81.23">
                <text:p>81.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23.202">
                <text:p>23.202</text:p>
              </table:table-cell>
              <table:table-cell office:value-type="float" office:value="0.307">
                <text:p>0.307</text:p>
              </table:table-cell>
              <table:table-cell office:value-type="float" office:value="169.823">
                <text:p>169.8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44.4325">
                <text:p>44.4325</text:p>
              </table:table-cell>
              <table:table-cell office:value-type="float" office:value="0.3285">
                <text:p>0.3285</text:p>
              </table:table-cell>
              <table:table-cell office:value-type="float" office:value="351.3305">
                <text:p>351.3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109.9384">
                <text:p>109.9384</text:p>
              </table:table-cell>
              <table:table-cell office:value-type="float" office:value="0.343">
                <text:p>0.343</text:p>
              </table:table-cell>
              <table:table-cell office:value-type="float" office:value="923.9188">
                <text:p>923.918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